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7" style:family="table-cell" style:parent-style-name="Default" style:data-style-name="N99">
      <style:text-properties style:text-position=""/>
    </style:style>
    <style:style style:name="ce108" style:family="table-cell" style:parent-style-name="Default">
      <style:table-cell-properties fo:background-color="transparent"/>
      <style:text-properties style:text-position=""/>
    </style:style>
    <style:style style:name="ce109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0" style:family="table-cell" style:parent-style-name="Default" style:data-style-name="N122">
      <style:table-cell-properties fo:background-color="#99cccc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11" style:family="table-cell" style:parent-style-name="Default" style:data-style-name="N122">
      <style:table-cell-properties fo:background-color="#b0cccc"/>
      <style:text-properties style:text-position=""/>
      <style:map style:condition="is-true-formula(ABS([.E8] - [.$D8]) &gt; 0.2)" style:apply-style-name="Untitled1" style:base-cell-address="'ALS16 aligned to ALS16'.E8"/>
    </style:style>
    <style:style style:name="ce112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12] - [.$D12]) &gt; 0.2)" style:apply-style-name="Untitled1" style:base-cell-address="'ALS16 aligned to ALS16'.E12"/>
    </style:style>
    <style:style style:name="ce113" style:family="table-cell" style:parent-style-name="Default" style:data-style-name="N122">
      <style:table-cell-properties fo:background-color="#99cccc"/>
      <style:text-properties style:text-position=""/>
      <style:map style:condition="is-true-formula(ABS([.E12] - [.$D12]) &gt; 0.2)" style:apply-style-name="Untitled1" style:base-cell-address="'ALS16 aligned to ALS16'.E12"/>
    </style:style>
    <style:style style:name="ce114" style:family="table-cell" style:parent-style-name="Default" style:data-style-name="N122">
      <style:table-cell-properties fo:background-color="#b0cccc"/>
      <style:text-properties style:text-position=""/>
      <style:map style:condition="is-true-formula(ABS([.E16] - [.$D16]) &gt; 0.2)" style:apply-style-name="Untitled1" style:base-cell-address="'ALS16 aligned to ALS16'.E16"/>
    </style:style>
    <style:style style:name="ce115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16" style:family="table-cell" style:parent-style-name="Default" style:data-style-name="N122">
      <style:table-cell-properties fo:background-color="#99cccc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17" style:family="table-cell" style:parent-style-name="Default" style:data-style-name="N122">
      <style:table-cell-properties fo:background-color="#b0cccc"/>
      <style:text-properties style:text-position=""/>
      <style:map style:condition="is-true-formula(ABS([.E24] - [.$D24]) &gt; 0.2)" style:apply-style-name="Untitled1" style:base-cell-address="'ALS16 aligned to ALS16'.E24"/>
    </style:style>
    <style:style style:name="ce118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19" style:family="table-cell" style:parent-style-name="Default" style:data-style-name="N122">
      <style:table-cell-properties fo:background-color="#99cccc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20" style:family="table-cell" style:parent-style-name="Default" style:data-style-name="N122">
      <style:table-cell-properties fo:background-color="#b0cccc"/>
      <style:text-properties style:text-position=""/>
      <style:map style:condition="is-true-formula(ABS([.E32] - [.$D32]) &gt; 0.2)" style:apply-style-name="Untitled1" style:base-cell-address="'ALS16 aligned to ALS16'.E32"/>
    </style:style>
    <style:style style:name="ce1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22" style:family="table-cell" style:parent-style-name="Default" style:data-style-name="N122">
      <style:table-cell-properties fo:background-color="#99cccc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23" style:family="table-cell" style:parent-style-name="Default" style:data-style-name="N122">
      <style:table-cell-properties fo:background-color="#b0cccc"/>
      <style:text-properties style:text-position=""/>
      <style:map style:condition="is-true-formula(ABS([.E40] - [.$D40]) &gt; 0.2)" style:apply-style-name="Untitled1" style:base-cell-address="'ALS16 aligned to ALS16'.E40"/>
    </style:style>
    <style:style style:name="ce124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25" style:family="table-cell" style:parent-style-name="Default" style:data-style-name="N122">
      <style:table-cell-properties fo:background-color="#99cccc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26" style:family="table-cell" style:parent-style-name="Default" style:data-style-name="N122">
      <style:table-cell-properties fo:background-color="#b0cccc"/>
      <style:text-properties style:text-position=""/>
      <style:map style:condition="is-true-formula(ABS([.E48] - [.$D48]) &gt; 0.2)" style:apply-style-name="Untitled1" style:base-cell-address="'ALS16 aligned to ALS16'.E48"/>
    </style:style>
    <style:style style:name="ce12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2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2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8] - [.$D8]) &gt; 0.2)" style:apply-style-name="Untitled1" style:base-cell-address="'ALS16 aligned to ALS16'.E8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3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F12] - [.$D12]) &gt; 0.2)" style:apply-style-name="Untitled1" style:base-cell-address="'ALS16 aligned to ALS16'.F12"/>
    </style:style>
    <style:style style:name="ce13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F12] - [.$D12]) &gt; 0.2)" style:apply-style-name="Untitled1" style:base-cell-address="'ALS16 aligned to ALS16'.F12"/>
    </style:style>
    <style:style style:name="ce13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16] - [.$D16]) &gt; 0.2)" style:apply-style-name="Untitled1" style:base-cell-address="'ALS16 aligned to ALS16'.E16"/>
    </style:style>
    <style:style style:name="ce13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3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3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24] - [.$D24]) &gt; 0.2)" style:apply-style-name="Untitled1" style:base-cell-address="'ALS16 aligned to ALS16'.E24"/>
    </style:style>
    <style:style style:name="ce13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3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3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32] - [.$D32]) &gt; 0.2)" style:apply-style-name="Untitled1" style:base-cell-address="'ALS16 aligned to ALS16'.E32"/>
    </style:style>
    <style:style style:name="ce13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4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4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40] - [.$D40]) &gt; 0.2)" style:apply-style-name="Untitled1" style:base-cell-address="'ALS16 aligned to ALS16'.E40"/>
    </style:style>
    <style:style style:name="ce14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4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4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48] - [.$D48]) &gt; 0.2)" style:apply-style-name="Untitled1" style:base-cell-address="'ALS16 aligned to ALS16'.E48"/>
    </style:style>
    <style:style style:name="ce145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46" style:family="table-cell" style:parent-style-name="Default" style:data-style-name="N122">
      <style:table-cell-properties fo:background-color="#ffcc00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47" style:family="table-cell" style:parent-style-name="Default" style:data-style-name="N122">
      <style:table-cell-properties fo:background-color="#ffdd54"/>
      <style:text-properties style:text-position=""/>
      <style:map style:condition="is-true-formula(ABS([.E8] - [.$D8]) &gt; 0.2)" style:apply-style-name="Untitled1" style:base-cell-address="'ALS16 aligned to ALS16'.E8"/>
    </style:style>
    <style:style style:name="ce148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12] - [.$D12]) &gt; 0.2)" style:apply-style-name="Untitled1" style:base-cell-address="'ALS16 aligned to ALS16'.E12"/>
    </style:style>
    <style:style style:name="ce149" style:family="table-cell" style:parent-style-name="Default" style:data-style-name="N122">
      <style:table-cell-properties fo:background-color="#ffcc00"/>
      <style:text-properties style:text-position=""/>
      <style:map style:condition="is-true-formula(ABS([.E12] - [.$D12]) &gt; 0.2)" style:apply-style-name="Untitled1" style:base-cell-address="'ALS16 aligned to ALS16'.E12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50" style:family="table-cell" style:parent-style-name="Default" style:data-style-name="N122">
      <style:table-cell-properties fo:background-color="#ffdd54"/>
      <style:text-properties style:text-position=""/>
      <style:map style:condition="is-true-formula(ABS([.E16] - [.$D16]) &gt; 0.2)" style:apply-style-name="Untitled1" style:base-cell-address="'ALS16 aligned to ALS16'.E16"/>
    </style:style>
    <style:style style:name="ce151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52" style:family="table-cell" style:parent-style-name="Default" style:data-style-name="N122">
      <style:table-cell-properties fo:background-color="#ffcc00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53" style:family="table-cell" style:parent-style-name="Default" style:data-style-name="N122">
      <style:table-cell-properties fo:background-color="#ffdd54"/>
      <style:text-properties style:text-position=""/>
      <style:map style:condition="is-true-formula(ABS([.E24] - [.$D24]) &gt; 0.2)" style:apply-style-name="Untitled1" style:base-cell-address="'ALS16 aligned to ALS16'.E24"/>
    </style:style>
    <style:style style:name="ce154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55" style:family="table-cell" style:parent-style-name="Default" style:data-style-name="N122">
      <style:table-cell-properties fo:background-color="#ffcc00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56" style:family="table-cell" style:parent-style-name="Default" style:data-style-name="N122">
      <style:table-cell-properties fo:background-color="#ffdd54"/>
      <style:text-properties style:text-position=""/>
      <style:map style:condition="is-true-formula(ABS([.E32] - [.$D32]) &gt; 0.2)" style:apply-style-name="Untitled1" style:base-cell-address="'ALS16 aligned to ALS16'.E32"/>
    </style:style>
    <style:style style:name="ce157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58" style:family="table-cell" style:parent-style-name="Default" style:data-style-name="N122">
      <style:table-cell-properties fo:background-color="#ffcc00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59" style:family="table-cell" style:parent-style-name="Default" style:data-style-name="N122">
      <style:table-cell-properties fo:background-color="#ffdd54"/>
      <style:text-properties style:text-position=""/>
      <style:map style:condition="is-true-formula(ABS([.E40] - [.$D40]) &gt; 0.2)" style:apply-style-name="Untitled1" style:base-cell-address="'ALS16 aligned to ALS16'.E40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  <style:text-properties style:text-position=""/>
    </style:style>
    <style:style style:name="ce160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61" style:family="table-cell" style:parent-style-name="Default" style:data-style-name="N122">
      <style:table-cell-properties fo:background-color="#ffcc00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62" style:family="table-cell" style:parent-style-name="Default" style:data-style-name="N122">
      <style:table-cell-properties fo:background-color="#ffdd54"/>
      <style:text-properties style:text-position=""/>
      <style:map style:condition="is-true-formula(ABS([.E48] - [.$D48]) &gt; 0.2)" style:apply-style-name="Untitled1" style:base-cell-address="'ALS16 aligned to ALS16'.E48"/>
    </style:style>
    <style:style style:name="ce16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6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4] - [.$D4]) &gt; 0.2)" style:apply-style-name="Untitled1" style:base-cell-address="'ALS16 aligned to ALS16'.E4"/>
    </style:style>
    <style:style style:name="ce16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8] - [.$D8]) &gt; 0.2)" style:apply-style-name="Untitled1" style:base-cell-address="'ALS16 aligned to ALS16'.E8"/>
    </style:style>
    <style:style style:name="ce16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12] - [.$D12]) &gt; 0.2)" style:apply-style-name="Untitled1" style:base-cell-address="'ALS16 aligned to ALS16'.E12"/>
    </style:style>
    <style:style style:name="ce16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12] - [.$D12]) &gt; 0.2)" style:apply-style-name="Untitled1" style:base-cell-address="'ALS16 aligned to ALS16'.E12"/>
    </style:style>
    <style:style style:name="ce16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16] - [.$D16]) &gt; 0.2)" style:apply-style-name="Untitled1" style:base-cell-address="'ALS16 aligned to ALS16'.E16"/>
    </style:style>
    <style:style style:name="ce16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  <style:text-properties style:text-position=""/>
    </style:style>
    <style:style style:name="ce17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20] - [.$D20]) &gt; 0.2)" style:apply-style-name="Untitled1" style:base-cell-address="'ALS16 aligned to ALS16'.E20"/>
    </style:style>
    <style:style style:name="ce17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24] - [.$D24]) &gt; 0.2)" style:apply-style-name="Untitled1" style:base-cell-address="'ALS16 aligned to ALS16'.E24"/>
    </style:style>
    <style:style style:name="ce17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7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28] - [.$D28]) &gt; 0.2)" style:apply-style-name="Untitled1" style:base-cell-address="'ALS16 aligned to ALS16'.E28"/>
    </style:style>
    <style:style style:name="ce17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32] - [.$D32]) &gt; 0.2)" style:apply-style-name="Untitled1" style:base-cell-address="'ALS16 aligned to ALS16'.E32"/>
    </style:style>
    <style:style style:name="ce17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7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36] - [.$D36]) &gt; 0.2)" style:apply-style-name="Untitled1" style:base-cell-address="'ALS16 aligned to ALS16'.E36"/>
    </style:style>
    <style:style style:name="ce17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40] - [.$D40]) &gt; 0.2)" style:apply-style-name="Untitled1" style:base-cell-address="'ALS16 aligned to ALS16'.E40"/>
    </style:style>
    <style:style style:name="ce17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7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44] - [.$D44]) &gt; 0.2)" style:apply-style-name="Untitled1" style:base-cell-address="'ALS16 aligned to ALS16'.E44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  <style:text-properties style:text-position=""/>
    </style:style>
    <style:style style:name="ce18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48] - [.$D48]) &gt; 0.2)" style:apply-style-name="Untitled1" style:base-cell-address="'ALS16 aligned to ALS16'.E48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5" style:family="table-cell" style:parent-style-name="Default" style:data-style-name="N122">
      <style:table-cell-properties fo:background-color="#b0cccc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45" style:family="table-cell" style:parent-style-name="Default" style:data-style-name="N122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4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7" style:family="table-cell" style:parent-style-name="Default" style:data-style-name="N122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9" style:family="table-cell" style:parent-style-name="Default" style:data-style-name="N122">
      <style:table-cell-properties fo:background-color="#ffdd54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89" style:family="table-cell" style:parent-style-name="Default" style:data-style-name="N122">
      <style:table-cell-properties fo:border-bottom="0.06pt solid #000000" fo:background-color="#ffc266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9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</style:style>
    <style:style style:name="ce253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254" style:family="table-cell" style:parent-style-name="Default" style:data-style-name="N122">
      <style:table-cell-properties fo:background-color="#99cccc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255" style:family="table-cell" style:parent-style-name="Default" style:data-style-name="N122">
      <style:table-cell-properties fo:background-color="#b0cccc"/>
      <style:text-properties style:text-position=""/>
      <style:map style:condition="is-true-formula(ABS([.E8] - [.$D8]) &gt; 0.2)" style:apply-style-name="Untitled1" style:base-cell-address="'ALS16 aligned to ALS14'.E8"/>
    </style:style>
    <style:style style:name="ce256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257" style:family="table-cell" style:parent-style-name="Default" style:data-style-name="N122">
      <style:table-cell-properties fo:background-color="#99cccc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258" style:family="table-cell" style:parent-style-name="Default" style:data-style-name="N122">
      <style:table-cell-properties fo:background-color="#b0cccc"/>
      <style:text-properties style:text-position=""/>
      <style:map style:condition="is-true-formula(ABS([.E16] - [.$D16]) &gt; 0.2)" style:apply-style-name="Untitled1" style:base-cell-address="'ALS16 aligned to ALS14'.E16"/>
    </style:style>
    <style:style style:name="ce259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260" style:family="table-cell" style:parent-style-name="Default" style:data-style-name="N122">
      <style:table-cell-properties fo:background-color="#99cccc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261" style:family="table-cell" style:parent-style-name="Default" style:data-style-name="N122">
      <style:table-cell-properties fo:background-color="#b0cccc"/>
      <style:text-properties style:text-position=""/>
      <style:map style:condition="is-true-formula(ABS([.E24] - [.$D24]) &gt; 0.2)" style:apply-style-name="Untitled1" style:base-cell-address="'ALS16 aligned to ALS14'.E24"/>
    </style:style>
    <style:style style:name="ce262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263" style:family="table-cell" style:parent-style-name="Default" style:data-style-name="N122">
      <style:table-cell-properties fo:background-color="#99cccc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264" style:family="table-cell" style:parent-style-name="Default" style:data-style-name="N122">
      <style:table-cell-properties fo:background-color="#b0cccc"/>
      <style:text-properties style:text-position=""/>
      <style:map style:condition="is-true-formula(ABS([.E32] - [.$D32]) &gt; 0.2)" style:apply-style-name="Untitled1" style:base-cell-address="'ALS16 aligned to ALS14'.E32"/>
    </style:style>
    <style:style style:name="ce265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266" style:family="table-cell" style:parent-style-name="Default" style:data-style-name="N122">
      <style:table-cell-properties fo:background-color="#99cccc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267" style:family="table-cell" style:parent-style-name="Default" style:data-style-name="N122">
      <style:table-cell-properties fo:background-color="#b0cccc"/>
      <style:text-properties style:text-position=""/>
      <style:map style:condition="is-true-formula(ABS([.E40] - [.$D40]) &gt; 0.2)" style:apply-style-name="Untitled1" style:base-cell-address="'ALS16 aligned to ALS14'.E40"/>
    </style:style>
    <style:style style:name="ce268" style:family="table-cell" style:parent-style-name="Default" style:data-style-name="N12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269" style:family="table-cell" style:parent-style-name="Default" style:data-style-name="N122">
      <style:table-cell-properties fo:background-color="#99cccc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270" style:family="table-cell" style:parent-style-name="Default" style:data-style-name="N122">
      <style:table-cell-properties fo:background-color="#b0cccc"/>
      <style:text-properties style:text-position=""/>
      <style:map style:condition="is-true-formula(ABS([.E48] - [.$D48]) &gt; 0.2)" style:apply-style-name="Untitled1" style:base-cell-address="'ALS16 aligned to ALS14'.E48"/>
    </style:style>
    <style:style style:name="ce27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27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27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8] - [.$D8]) &gt; 0.2)" style:apply-style-name="Untitled1" style:base-cell-address="'ALS16 aligned to ALS14'.E8"/>
    </style:style>
    <style:style style:name="ce27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27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27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16] - [.$D16]) &gt; 0.2)" style:apply-style-name="Untitled1" style:base-cell-address="'ALS16 aligned to ALS14'.E16"/>
    </style:style>
    <style:style style:name="ce27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27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27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24] - [.$D24]) &gt; 0.2)" style:apply-style-name="Untitled1" style:base-cell-address="'ALS16 aligned to ALS14'.E24"/>
    </style:style>
    <style:style style:name="ce28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28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28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32] - [.$D32]) &gt; 0.2)" style:apply-style-name="Untitled1" style:base-cell-address="'ALS16 aligned to ALS14'.E32"/>
    </style:style>
    <style:style style:name="ce28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28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28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40] - [.$D40]) &gt; 0.2)" style:apply-style-name="Untitled1" style:base-cell-address="'ALS16 aligned to ALS14'.E40"/>
    </style:style>
    <style:style style:name="ce28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28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28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.E48] - [.$D48]) &gt; 0.2)" style:apply-style-name="Untitled1" style:base-cell-address="'ALS16 aligned to ALS14'.E48"/>
    </style:style>
    <style:style style:name="ce289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290" style:family="table-cell" style:parent-style-name="Default" style:data-style-name="N122">
      <style:table-cell-properties fo:background-color="#ffcc00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291" style:family="table-cell" style:parent-style-name="Default" style:data-style-name="N122">
      <style:table-cell-properties fo:background-color="#ffdd54"/>
      <style:text-properties style:text-position=""/>
      <style:map style:condition="is-true-formula(ABS([.E8] - [.$D8]) &gt; 0.2)" style:apply-style-name="Untitled1" style:base-cell-address="'ALS16 aligned to ALS14'.E8"/>
    </style:style>
    <style:style style:name="ce292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293" style:family="table-cell" style:parent-style-name="Default" style:data-style-name="N122">
      <style:table-cell-properties fo:background-color="#ffcc00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294" style:family="table-cell" style:parent-style-name="Default" style:data-style-name="N122">
      <style:table-cell-properties fo:background-color="#ffdd54"/>
      <style:text-properties style:text-position=""/>
      <style:map style:condition="is-true-formula(ABS([.E16] - [.$D16]) &gt; 0.2)" style:apply-style-name="Untitled1" style:base-cell-address="'ALS16 aligned to ALS14'.E16"/>
    </style:style>
    <style:style style:name="ce295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296" style:family="table-cell" style:parent-style-name="Default" style:data-style-name="N122">
      <style:table-cell-properties fo:background-color="#ffcc00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297" style:family="table-cell" style:parent-style-name="Default" style:data-style-name="N122">
      <style:table-cell-properties fo:background-color="#ffdd54"/>
      <style:text-properties style:text-position=""/>
      <style:map style:condition="is-true-formula(ABS([.E24] - [.$D24]) &gt; 0.2)" style:apply-style-name="Untitled1" style:base-cell-address="'ALS16 aligned to ALS14'.E24"/>
    </style:style>
    <style:style style:name="ce298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299" style:family="table-cell" style:parent-style-name="Default" style:data-style-name="N122">
      <style:table-cell-properties fo:background-color="#ffcc00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300" style:family="table-cell" style:parent-style-name="Default" style:data-style-name="N122">
      <style:table-cell-properties fo:background-color="#ffdd54"/>
      <style:text-properties style:text-position=""/>
      <style:map style:condition="is-true-formula(ABS([.E32] - [.$D32]) &gt; 0.2)" style:apply-style-name="Untitled1" style:base-cell-address="'ALS16 aligned to ALS14'.E32"/>
    </style:style>
    <style:style style:name="ce301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302" style:family="table-cell" style:parent-style-name="Default" style:data-style-name="N122">
      <style:table-cell-properties fo:background-color="#ffcc00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303" style:family="table-cell" style:parent-style-name="Default" style:data-style-name="N122">
      <style:table-cell-properties fo:background-color="#ffdd54"/>
      <style:text-properties style:text-position=""/>
      <style:map style:condition="is-true-formula(ABS([.E40] - [.$D40]) &gt; 0.2)" style:apply-style-name="Untitled1" style:base-cell-address="'ALS16 aligned to ALS14'.E40"/>
    </style:style>
    <style:style style:name="ce304" style:family="table-cell" style:parent-style-name="Default" style:data-style-name="N12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305" style:family="table-cell" style:parent-style-name="Default" style:data-style-name="N122">
      <style:table-cell-properties fo:background-color="#ffcc00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306" style:family="table-cell" style:parent-style-name="Default" style:data-style-name="N122">
      <style:table-cell-properties fo:background-color="#ffdd54"/>
      <style:text-properties style:text-position=""/>
      <style:map style:condition="is-true-formula(ABS([.E48] - [.$D48]) &gt; 0.2)" style:apply-style-name="Untitled1" style:base-cell-address="'ALS16 aligned to ALS14'.E48"/>
    </style:style>
    <style:style style:name="ce30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30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4] - [.$D4]) &gt; 0.2)" style:apply-style-name="Untitled1" style:base-cell-address="'ALS16 aligned to ALS14'.E4"/>
    </style:style>
    <style:style style:name="ce30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8] - [.$D8]) &gt; 0.2)" style:apply-style-name="Untitled1" style:base-cell-address="'ALS16 aligned to ALS14'.E8"/>
    </style:style>
    <style:style style:name="ce31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31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12] - [.$D12]) &gt; 0.2)" style:apply-style-name="Untitled1" style:base-cell-address="'ALS16 aligned to ALS14'.E12"/>
    </style:style>
    <style:style style:name="ce31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16] - [.$D16]) &gt; 0.2)" style:apply-style-name="Untitled1" style:base-cell-address="'ALS16 aligned to ALS14'.E16"/>
    </style:style>
    <style:style style:name="ce31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31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20] - [.$D20]) &gt; 0.2)" style:apply-style-name="Untitled1" style:base-cell-address="'ALS16 aligned to ALS14'.E20"/>
    </style:style>
    <style:style style:name="ce31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24] - [.$D24]) &gt; 0.2)" style:apply-style-name="Untitled1" style:base-cell-address="'ALS16 aligned to ALS14'.E24"/>
    </style:style>
    <style:style style:name="ce31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31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28] - [.$D28]) &gt; 0.2)" style:apply-style-name="Untitled1" style:base-cell-address="'ALS16 aligned to ALS14'.E28"/>
    </style:style>
    <style:style style:name="ce31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32] - [.$D32]) &gt; 0.2)" style:apply-style-name="Untitled1" style:base-cell-address="'ALS16 aligned to ALS14'.E32"/>
    </style:style>
    <style:style style:name="ce31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32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36] - [.$D36]) &gt; 0.2)" style:apply-style-name="Untitled1" style:base-cell-address="'ALS16 aligned to ALS14'.E36"/>
    </style:style>
    <style:style style:name="ce32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40] - [.$D40]) &gt; 0.2)" style:apply-style-name="Untitled1" style:base-cell-address="'ALS16 aligned to ALS14'.E40"/>
    </style:style>
    <style:style style:name="ce32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32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.E44] - [.$D44]) &gt; 0.2)" style:apply-style-name="Untitled1" style:base-cell-address="'ALS16 aligned to ALS14'.E44"/>
    </style:style>
    <style:style style:name="ce32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.E48] - [.$D48]) &gt; 0.2)" style:apply-style-name="Untitled1" style:base-cell-address="'ALS16 aligned to ALS14'.E48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27" style:family="table-cell" style:parent-style-name="Default">
      <style:table-cell-properties fo:border-bottom="none" fo:border-left="0.06pt solid #000000" fo:border-right="none" fo:border-top="none"/>
    </style:style>
    <style:style style:name="ce328" style:family="table-cell" style:parent-style-name="Default">
      <style:table-cell-properties fo:border-bottom="0.06pt solid #000000" fo:border-left="0.06pt solid #000000" fo:border-right="none" fo:border-top="none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7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338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339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340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341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342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4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34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346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347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348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349" style:family="table-cell" style:parent-style-name="Default" style:data-style-name="N122">
      <style:table-cell-properties fo:background-color="#b0cccc"/>
    </style:style>
    <style:style style:name="ce35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351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6'.E12"/>
    </style:style>
    <style:style style:name="ce352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6'.E16"/>
    </style:style>
    <style:style style:name="ce35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6'.E20"/>
    </style:style>
    <style:style style:name="ce354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6'.E20"/>
    </style:style>
    <style:style style:name="ce355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6'.E24"/>
    </style:style>
    <style:style style:name="ce35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6'.E28"/>
    </style:style>
    <style:style style:name="ce357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6'.E28"/>
    </style:style>
    <style:style style:name="ce358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6'.E32"/>
    </style:style>
    <style:style style:name="ce35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6'.E36"/>
    </style:style>
    <style:style style:name="ce360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6'.E36"/>
    </style:style>
    <style:style style:name="ce361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6'.E40"/>
    </style:style>
    <style:style style:name="ce36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6'.E44"/>
    </style:style>
    <style:style style:name="ce363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6'.E44"/>
    </style:style>
    <style:style style:name="ce364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6'.E48"/>
    </style:style>
    <style:style style:name="ce365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366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36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36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369" style:family="table-cell" style:parent-style-name="Default" style:data-style-name="N122">
      <style:table-cell-properties fo:border-bottom="0.06pt solid #000000" fo:background-color="#ff8331" fo:border-left="0.06pt solid #000000" fo:border-right="0.06pt solid #000000" fo:border-top="none"/>
    </style:style>
    <style:style style:name="ce37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37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</style:style>
    <style:style style:name="ce37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37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37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6'.E16"/>
    </style:style>
    <style:style style:name="ce375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6'.E20"/>
    </style:style>
    <style:style style:name="ce376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6'.E20"/>
    </style:style>
    <style:style style:name="ce37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6'.E24"/>
    </style:style>
    <style:style style:name="ce37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F28] - [.$D28]) &gt; 0.2)" style:apply-style-name="Untitled1" style:base-cell-address="'DIM aligned to ALS16'.F28"/>
    </style:style>
    <style:style style:name="ce37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F28] - [.$D28]) &gt; 0.2)" style:apply-style-name="Untitled1" style:base-cell-address="'DIM aligned to ALS16'.F28"/>
    </style:style>
    <style:style style:name="ce38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6'.E32"/>
    </style:style>
    <style:style style:name="ce38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6'.E36"/>
    </style:style>
    <style:style style:name="ce38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6'.E36"/>
    </style:style>
    <style:style style:name="ce38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6'.E40"/>
    </style:style>
    <style:style style:name="ce38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F44] - [.$D44]) &gt; 0.2)" style:apply-style-name="Untitled1" style:base-cell-address="'DIM aligned to ALS16'.F44"/>
    </style:style>
    <style:style style:name="ce38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F44] - [.$D44]) &gt; 0.2)" style:apply-style-name="Untitled1" style:base-cell-address="'DIM aligned to ALS16'.F44"/>
    </style:style>
    <style:style style:name="ce38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F48] - [.$D48]) &gt; 0.2)" style:apply-style-name="Untitled1" style:base-cell-address="'DIM aligned to ALS16'.F48"/>
    </style:style>
    <style:style style:name="ce38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8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38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390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391" style:family="table-cell" style:parent-style-name="Default" style:data-style-name="N122">
      <style:table-cell-properties fo:border-bottom="0.06pt solid #000000" fo:background-color="#ffcc00" fo:border-left="none" fo:border-right="none" fo:border-top="none"/>
    </style:style>
    <style:style style:name="ce392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393" style:family="table-cell" style:parent-style-name="Default" style:data-style-name="N122">
      <style:table-cell-properties fo:background-color="#ffdd54"/>
    </style:style>
    <style:style style:name="ce39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395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6'.E12"/>
    </style:style>
    <style:style style:name="ce396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6'.E16"/>
    </style:style>
    <style:style style:name="ce39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6'.E20"/>
    </style:style>
    <style:style style:name="ce398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6'.E20"/>
    </style:style>
    <style:style style:name="ce399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6'.E24"/>
    </style:style>
    <style:style style:name="ce40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6'.E28"/>
    </style:style>
    <style:style style:name="ce401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6'.E28"/>
    </style:style>
    <style:style style:name="ce402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6'.E32"/>
    </style:style>
    <style:style style:name="ce40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6'.E36"/>
    </style:style>
    <style:style style:name="ce404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6'.E36"/>
    </style:style>
    <style:style style:name="ce405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6'.E40"/>
    </style:style>
    <style:style style:name="ce40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6'.E44"/>
    </style:style>
    <style:style style:name="ce407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6'.E44"/>
    </style:style>
    <style:style style:name="ce408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6'.E48"/>
    </style:style>
    <style:style style:name="ce409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410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41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413" style:family="table-cell" style:parent-style-name="Default" style:data-style-name="N122">
      <style:table-cell-properties fo:border-bottom="0.06pt solid #000000" fo:background-color="#ffc266" fo:border-left="0.06pt solid #000000" fo:border-right="0.06pt solid #000000" fo:border-top="none"/>
    </style:style>
    <style:style style:name="ce41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41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</style:style>
    <style:style style:name="ce41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41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41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6'.E16"/>
    </style:style>
    <style:style style:name="ce41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6'.E20"/>
    </style:style>
    <style:style style:name="ce42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6'.E20"/>
    </style:style>
    <style:style style:name="ce42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6'.E24"/>
    </style:style>
    <style:style style:name="ce42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6'.E28"/>
    </style:style>
    <style:style style:name="ce42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6'.E28"/>
    </style:style>
    <style:style style:name="ce42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6'.E32"/>
    </style:style>
    <style:style style:name="ce42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6'.E36"/>
    </style:style>
    <style:style style:name="ce42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6'.E36"/>
    </style:style>
    <style:style style:name="ce42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6'.E40"/>
    </style:style>
    <style:style style:name="ce42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6'.E44"/>
    </style:style>
    <style:style style:name="ce42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6'.E44"/>
    </style:style>
    <style:style style:name="ce43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6'.E48"/>
    </style:style>
    <style:style style:name="ce431" style:family="table-cell" style:parent-style-name="Default" style:data-style-name="N99"/>
    <style:style style:name="ce432" style:family="table-cell" style:parent-style-name="Default">
      <style:table-cell-properties fo:background-color="transparent"/>
    </style:style>
    <style:style style:name="ce43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434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6'.E4"/>
    </style:style>
    <style:style style:name="ce435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6'.E8"/>
    </style:style>
    <style:style style:name="ce43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43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6'.E12"/>
    </style:style>
    <style:style style:name="ce438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6'.E16"/>
    </style:style>
    <style:style style:name="ce43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440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6'.E20"/>
    </style:style>
    <style:style style:name="ce441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6'.E24"/>
    </style:style>
    <style:style style:name="ce44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443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6'.E28"/>
    </style:style>
    <style:style style:name="ce444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6'.E32"/>
    </style:style>
    <style:style style:name="ce44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446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6'.E36"/>
    </style:style>
    <style:style style:name="ce447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6'.E40"/>
    </style:style>
    <style:style style:name="ce44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449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6'.E44"/>
    </style:style>
    <style:style style:name="ce450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6'.E48"/>
    </style:style>
    <style:style style:name="ce45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45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45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45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F12] - [.$D12]) &gt; 0.2)" style:apply-style-name="Untitled1" style:base-cell-address="'ALS16 aligned to ALS16'.F12"/>
    </style:style>
    <style:style style:name="ce45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F12] - [.$D12]) &gt; 0.2)" style:apply-style-name="Untitled1" style:base-cell-address="'ALS16 aligned to ALS16'.F12"/>
    </style:style>
    <style:style style:name="ce45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45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45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45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46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46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46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46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46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46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46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46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46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46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470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6'.E4"/>
    </style:style>
    <style:style style:name="ce471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6'.E8"/>
    </style:style>
    <style:style style:name="ce47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473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6'.E12"/>
    </style:style>
    <style:style style:name="ce474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6'.E16"/>
    </style:style>
    <style:style style:name="ce47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476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6'.E20"/>
    </style:style>
    <style:style style:name="ce477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6'.E24"/>
    </style:style>
    <style:style style:name="ce47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479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6'.E28"/>
    </style:style>
    <style:style style:name="ce480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6'.E32"/>
    </style:style>
    <style:style style:name="ce48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482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6'.E36"/>
    </style:style>
    <style:style style:name="ce483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6'.E40"/>
    </style:style>
    <style:style style:name="ce48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485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6'.E44"/>
    </style:style>
    <style:style style:name="ce486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6'.E48"/>
    </style:style>
    <style:style style:name="ce48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48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48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49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49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49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49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49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49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49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49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49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49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50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50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50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50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50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50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506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4'.E4"/>
    </style:style>
    <style:style style:name="ce507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4'.E8"/>
    </style:style>
    <style:style style:name="ce50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509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4'.E12"/>
    </style:style>
    <style:style style:name="ce510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4'.E16"/>
    </style:style>
    <style:style style:name="ce51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512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4'.E20"/>
    </style:style>
    <style:style style:name="ce513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4'.E24"/>
    </style:style>
    <style:style style:name="ce51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515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4'.E28"/>
    </style:style>
    <style:style style:name="ce516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4'.E32"/>
    </style:style>
    <style:style style:name="ce51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518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4'.E36"/>
    </style:style>
    <style:style style:name="ce519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4'.E40"/>
    </style:style>
    <style:style style:name="ce52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521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4'.E44"/>
    </style:style>
    <style:style style:name="ce522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4'.E48"/>
    </style:style>
    <style:style style:name="ce52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52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52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52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52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52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52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53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53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53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53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53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535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536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53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53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53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54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54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542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4'.E4"/>
    </style:style>
    <style:style style:name="ce543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4'.E8"/>
    </style:style>
    <style:style style:name="ce54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545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4'.E12"/>
    </style:style>
    <style:style style:name="ce546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4'.E16"/>
    </style:style>
    <style:style style:name="ce54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548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4'.E20"/>
    </style:style>
    <style:style style:name="ce549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4'.E24"/>
    </style:style>
    <style:style style:name="ce55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551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4'.E28"/>
    </style:style>
    <style:style style:name="ce552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4'.E32"/>
    </style:style>
    <style:style style:name="ce55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554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4'.E36"/>
    </style:style>
    <style:style style:name="ce555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4'.E40"/>
    </style:style>
    <style:style style:name="ce55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557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4'.E44"/>
    </style:style>
    <style:style style:name="ce558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4'.E48"/>
    </style:style>
    <style:style style:name="ce55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56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56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56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56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56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56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56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56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56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56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57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57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57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57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57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57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57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57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578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4'.E4"/>
    </style:style>
    <style:style style:name="ce579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4'.E8"/>
    </style:style>
    <style:style style:name="ce58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581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4'.E12"/>
    </style:style>
    <style:style style:name="ce582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4'.E16"/>
    </style:style>
    <style:style style:name="ce58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584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4'.E20"/>
    </style:style>
    <style:style style:name="ce585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4'.E24"/>
    </style:style>
    <style:style style:name="ce58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587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4'.E28"/>
    </style:style>
    <style:style style:name="ce588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4'.E32"/>
    </style:style>
    <style:style style:name="ce58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590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4'.E36"/>
    </style:style>
    <style:style style:name="ce591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4'.E40"/>
    </style:style>
    <style:style style:name="ce59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593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4'.E44"/>
    </style:style>
    <style:style style:name="ce594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4'.E48"/>
    </style:style>
    <style:style style:name="ce595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596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59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59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59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60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60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60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60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60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60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60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60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60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60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61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61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61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  <style:style style:name="ce61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614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4'.E4"/>
    </style:style>
    <style:style style:name="ce615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4'.E8"/>
    </style:style>
    <style:style style:name="ce61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617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4'.E12"/>
    </style:style>
    <style:style style:name="ce618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4'.E16"/>
    </style:style>
    <style:style style:name="ce61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620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4'.E20"/>
    </style:style>
    <style:style style:name="ce621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4'.E24"/>
    </style:style>
    <style:style style:name="ce62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623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4'.E28"/>
    </style:style>
    <style:style style:name="ce624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4'.E32"/>
    </style:style>
    <style:style style:name="ce62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626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4'.E36"/>
    </style:style>
    <style:style style:name="ce627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4'.E40"/>
    </style:style>
    <style:style style:name="ce62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629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4'.E44"/>
    </style:style>
    <style:style style:name="ce630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4'.E48"/>
    </style:style>
    <style:style style:name="ce63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63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63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63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63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63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63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63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63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64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64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64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64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64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64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64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64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64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4"/>
        <table:table-column table:style-name="co4" table:default-cell-style-name="ce340"/>
        <table:table-column table:style-name="co4" table:default-cell-style-name="ce347"/>
        <table:table-column table:style-name="co4" table:default-cell-style-name="ce369"/>
        <table:table-column table:style-name="co4" table:default-cell-style-name="ce391"/>
        <table:table-column table:style-name="co4" table:default-cell-style-name="ce413"/>
        <table:table-column table:style-name="co5" table:default-cell-style-name="ce43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length= 2, step= 0.1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Cloud / Translation</text:p>
          </table:table-cell>
          <table:table-cell table:style-name="ce325" table:number-columns-spanned="1" table:number-rows-spanned="2"/>
          <table:table-cell table:style-name="ce335" office:value-type="string" calcext:value-type="string" table:number-columns-spanned="1" table:number-rows-spanned="2">
            <text:p>Manual Point Picking</text:p>
          </table:table-cell>
          <table:table-cell table:style-name="ce343" office:value-type="string" calcext:value-type="string" table:number-columns-spanned="1" table:number-rows-spanned="2">
            <text:p>ICP</text:p>
          </table:table-cell>
          <table:table-cell table:style-name="ce365" office:value-type="string" calcext:value-type="string" table:number-columns-spanned="1" table:number-rows-spanned="2">
            <text:p>Point Distance Consensus</text:p>
          </table:table-cell>
          <table:table-cell table:style-name="ce387" office:value-type="string" calcext:value-type="string" table:number-columns-spanned="1" table:number-rows-spanned="2">
            <text:p>Normal Vector Consensus</text:p>
          </table:table-cell>
          <table:table-cell table:style-name="ce409" office:value-type="string" calcext:value-type="string" table:number-columns-spanned="1" table:number-rows-spanned="2">
            <text:p>Combined Consensus</text:p>
          </table:table-cell>
          <table:table-cell table:style-name="ce329"/>
          <table:table-cell table:number-columns-repeated="3"/>
        </table:table-row>
        <table:table-row table:style-name="ro1">
          <table:table-cell/>
          <table:covered-table-cell table:number-columns-repeated="2" table:style-name="ce326"/>
          <table:covered-table-cell table:style-name="ce336"/>
          <table:covered-table-cell table:style-name="ce344"/>
          <table:covered-table-cell table:style-name="ce366"/>
          <table:covered-table-cell table:style-name="ce388"/>
          <table:covered-table-cell table:style-name="ce410"/>
          <table:table-cell table:style-name="Default"/>
          <table:table-cell table:number-columns-repeated="3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Color Houses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-0.04199409" calcext:value-type="float">
            <text:p>-0.04199409</text:p>
          </table:table-cell>
          <table:table-cell table:style-name="ce345" office:value-type="float" office:value="0.09864286" calcext:value-type="float">
            <text:p>0.09864286</text:p>
          </table:table-cell>
          <table:table-cell table:style-name="ce367" office:value-type="float" office:value="0" calcext:value-type="float">
            <text:p>0.00000000</text:p>
          </table:table-cell>
          <table:table-cell table:style-name="ce389"/>
          <table:table-cell table:style-name="ce411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0.04444504" calcext:value-type="float">
            <text:p>0.04444504</text:p>
          </table:table-cell>
          <table:table-cell table:style-name="ce346" office:value-type="float" office:value="0.03564401" calcext:value-type="float">
            <text:p>0.03564401</text:p>
          </table:table-cell>
          <table:table-cell table:style-name="ce368" office:value-type="float" office:value="0.6" calcext:value-type="float">
            <text:p>0.60000000</text:p>
          </table:table-cell>
          <table:table-cell table:style-name="ce390"/>
          <table:table-cell table:style-name="ce412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0.01750374" calcext:value-type="float">
            <text:p>0.01750374</text:p>
          </table:table-cell>
          <table:table-cell table:style-name="ce346" office:value-type="float" office:value="-0.23459308" calcext:value-type="float">
            <text:p>-0.23459308</text:p>
          </table:table-cell>
          <table:table-cell table:style-name="ce368" office:value-type="float" office:value="0" calcext:value-type="float">
            <text:p>0.00000000</text:p>
          </table:table-cell>
          <table:table-cell table:style-name="ce390"/>
          <table:table-cell table:style-name="ce412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.110672" calcext:value-type="float">
            <text:p>0.11067200</text:p>
          </table:table-cell>
          <table:table-cell office:value-type="float" office:value="0" calcext:value-type="float">
            <text:p>0.00000000</text:p>
          </table:table-cell>
          <table:table-cell office:value-type="float" office:value="47" calcext:value-type="float">
            <text:p>47.00000000</text:p>
          </table:table-cell>
          <table:table-cell table:number-columns-repeated="6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DIM showcase</text:p>
          </table:table-cell>
          <table:table-cell table:style-name="ce333" office:value-type="string" calcext:value-type="string">
            <text:p>x</text:p>
          </table:table-cell>
          <table:table-cell office:value-type="float" office:value="-0.00337791" calcext:value-type="float">
            <text:p>-0.00337791</text:p>
          </table:table-cell>
          <table:table-cell table:style-name="ce348" office:value-type="float" office:value="0.12792622" calcext:value-type="float">
            <text:p>0.12792622</text:p>
          </table:table-cell>
          <table:table-cell table:style-name="ce370" office:value-type="float" office:value="0.3" calcext:value-type="float">
            <text:p>0.30000000</text:p>
          </table:table-cell>
          <table:table-cell table:style-name="ce392"/>
          <table:table-cell table:style-name="ce41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9384155" calcext:value-type="float">
            <text:p>0.09384155</text:p>
          </table:table-cell>
          <table:table-cell table:style-name="ce348" office:value-type="float" office:value="-0.24462657" calcext:value-type="float">
            <text:p>-0.24462657</text:p>
          </table:table-cell>
          <table:table-cell table:style-name="ce370" office:value-type="float" office:value="-0.15" calcext:value-type="float">
            <text:p>-0.15000000</text:p>
          </table:table-cell>
          <table:table-cell table:style-name="ce392"/>
          <table:table-cell table:style-name="ce41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57544" calcext:value-type="float">
            <text:p>-0.13357544</text:p>
          </table:table-cell>
          <table:table-cell table:style-name="ce348" office:value-type="float" office:value="-0.14004812" calcext:value-type="float">
            <text:p>-0.14004812</text:p>
          </table:table-cell>
          <table:table-cell table:style-name="ce370" office:value-type="float" office:value="0" calcext:value-type="float">
            <text:p>0.00000000</text:p>
          </table:table-cell>
          <table:table-cell table:style-name="ce392"/>
          <table:table-cell table:style-name="ce41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7081" calcext:value-type="float">
            <text:p>0.10708100</text:p>
          </table:table-cell>
          <table:table-cell table:style-name="ce349" office:value-type="float" office:value="0" calcext:value-type="float">
            <text:p>0.00000000</text:p>
          </table:table-cell>
          <table:table-cell table:style-name="ce371" office:value-type="float" office:value="121" calcext:value-type="float">
            <text:p>121.00000000</text:p>
          </table:table-cell>
          <table:table-cell table:style-name="ce393"/>
          <table:table-cell table:style-name="ce415"/>
          <table:table-cell table:number-columns-repeated="4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Everything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0.0578804" calcext:value-type="float">
            <text:p>0.05788040</text:p>
          </table:table-cell>
          <table:table-cell table:style-name="ce350" office:value-type="float" office:value="-0.01512663" calcext:value-type="float">
            <text:p>-0.01512663</text:p>
          </table:table-cell>
          <table:table-cell table:style-name="ce372" office:value-type="float" office:value="-0.6" calcext:value-type="float">
            <text:p>-0.60000000</text:p>
          </table:table-cell>
          <table:table-cell table:style-name="ce394"/>
          <table:table-cell table:style-name="ce416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0.04698181" calcext:value-type="float">
            <text:p>0.04698181</text:p>
          </table:table-cell>
          <table:table-cell table:style-name="ce351" office:value-type="float" office:value="0.11508806" calcext:value-type="float">
            <text:p>0.11508806</text:p>
          </table:table-cell>
          <table:table-cell table:style-name="ce373" office:value-type="float" office:value="-0.3" calcext:value-type="float">
            <text:p>-0.30000000</text:p>
          </table:table-cell>
          <table:table-cell table:style-name="ce395"/>
          <table:table-cell table:style-name="ce417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-0.01528549" calcext:value-type="float">
            <text:p>-0.01528549</text:p>
          </table:table-cell>
          <table:table-cell table:style-name="ce351" office:value-type="float" office:value="-0.09307337" calcext:value-type="float">
            <text:p>-0.09307337</text:p>
          </table:table-cell>
          <table:table-cell table:style-name="ce373" office:value-type="float" office:value="0" calcext:value-type="float">
            <text:p>0.00000000</text:p>
          </table:table-cell>
          <table:table-cell table:style-name="ce395"/>
          <table:table-cell table:style-name="ce417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.0953088" calcext:value-type="float">
            <text:p>0.09530880</text:p>
          </table:table-cell>
          <table:table-cell office:value-type="float" office:value="0" calcext:value-type="float">
            <text:p>0.00000000</text:p>
          </table:table-cell>
          <table:table-cell office:value-type="float" office:value="355" calcext:value-type="float">
            <text:p>355.00000000</text:p>
          </table:table-cell>
          <table:table-cell table:number-columns-repeated="6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Field</text:p>
          </table:table-cell>
          <table:table-cell table:style-name="ce333" office:value-type="string" calcext:value-type="string">
            <text:p>x</text:p>
          </table:table-cell>
          <table:table-cell office:value-type="float" office:value="0.00234985" calcext:value-type="float">
            <text:p>0.00234985</text:p>
          </table:table-cell>
          <table:table-cell table:style-name="ce352" office:value-type="float" office:value="-0.02999802" calcext:value-type="float">
            <text:p>-0.02999802</text:p>
          </table:table-cell>
          <table:table-cell table:style-name="ce374" office:value-type="float" office:value="-1.05" calcext:value-type="float">
            <text:p>-1.05000000</text:p>
          </table:table-cell>
          <table:table-cell table:style-name="ce396"/>
          <table:table-cell table:style-name="ce418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26624" calcext:value-type="float">
            <text:p>-0.05726624</text:p>
          </table:table-cell>
          <table:table-cell table:style-name="ce352" office:value-type="float" office:value="0.00536467" calcext:value-type="float">
            <text:p>0.00536467</text:p>
          </table:table-cell>
          <table:table-cell table:style-name="ce374" office:value-type="float" office:value="0.15" calcext:value-type="float">
            <text:p>0.15000000</text:p>
          </table:table-cell>
          <table:table-cell table:style-name="ce396"/>
          <table:table-cell table:style-name="ce418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2405677" calcext:value-type="float">
            <text:p>0.24056770</text:p>
          </table:table-cell>
          <table:table-cell table:style-name="ce352" office:value-type="float" office:value="-0.14919334" calcext:value-type="float">
            <text:p>-0.14919334</text:p>
          </table:table-cell>
          <table:table-cell table:style-name="ce374" office:value-type="float" office:value="-0.15" calcext:value-type="float">
            <text:p>-0.15000000</text:p>
          </table:table-cell>
          <table:table-cell table:style-name="ce396"/>
          <table:table-cell table:style-name="ce418"/>
          <table:table-cell table:number-columns-repeated="3"/>
          <table:table-cell table:style-name="ce43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9969" calcext:value-type="float">
            <text:p>0.13996900</text:p>
          </table:table-cell>
          <table:table-cell table:style-name="ce349" table:formula="of:=MAX(0.00000851; 0.00000106; 0.00000002)" office:value-type="float" office:value="0.00000851" calcext:value-type="float">
            <text:p>0.00000851</text:p>
          </table:table-cell>
          <table:table-cell table:style-name="ce371" office:value-type="float" office:value="261" calcext:value-type="float">
            <text:p>261.00000000</text:p>
          </table:table-cell>
          <table:table-cell table:style-name="ce393"/>
          <table:table-cell table:style-name="ce415"/>
          <table:table-cell table:number-columns-repeated="4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Forest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0" calcext:value-type="float">
            <text:p>0.00000000</text:p>
          </table:table-cell>
          <table:table-cell table:style-name="ce353" office:value-type="float" office:value="-2.25365287" calcext:value-type="float">
            <text:p>-2.25365287</text:p>
          </table:table-cell>
          <table:table-cell table:style-name="ce375" office:value-type="float" office:value="-0.3" calcext:value-type="float">
            <text:p>-0.30000000</text:p>
          </table:table-cell>
          <table:table-cell table:style-name="ce397"/>
          <table:table-cell table:style-name="ce419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0" calcext:value-type="float">
            <text:p>0.00000000</text:p>
          </table:table-cell>
          <table:table-cell table:style-name="ce354" office:value-type="float" office:value="-3.36473759" calcext:value-type="float">
            <text:p>-3.36473759</text:p>
          </table:table-cell>
          <table:table-cell table:style-name="ce376" office:value-type="float" office:value="0.6" calcext:value-type="float">
            <text:p>0.60000000</text:p>
          </table:table-cell>
          <table:table-cell table:style-name="ce398"/>
          <table:table-cell table:style-name="ce420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0" calcext:value-type="float">
            <text:p>0.00000000</text:p>
          </table:table-cell>
          <table:table-cell table:style-name="ce354" office:value-type="float" office:value="-0.11304421" calcext:value-type="float">
            <text:p>-0.11304421</text:p>
          </table:table-cell>
          <table:table-cell table:style-name="ce376" office:value-type="float" office:value="-0.6" calcext:value-type="float">
            <text:p>-0.60000000</text:p>
          </table:table-cell>
          <table:table-cell table:style-name="ce398"/>
          <table:table-cell table:style-name="ce420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" calcext:value-type="float">
            <text:p>0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5" calcext:value-type="float">
            <text:p>5.00000000</text:p>
          </table:table-cell>
          <table:table-cell table:number-columns-repeated="6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Missing Building</text:p>
          </table:table-cell>
          <table:table-cell table:style-name="ce333" office:value-type="string" calcext:value-type="string">
            <text:p>x</text:p>
          </table:table-cell>
          <table:table-cell office:value-type="float" office:value="-0.00115967" calcext:value-type="float">
            <text:p>-0.00115967</text:p>
          </table:table-cell>
          <table:table-cell table:style-name="ce355" office:value-type="float" office:value="-0.05861624" calcext:value-type="float">
            <text:p>-0.05861624</text:p>
          </table:table-cell>
          <table:table-cell table:style-name="ce377" office:value-type="float" office:value="0.15" calcext:value-type="float">
            <text:p>0.15000000</text:p>
          </table:table-cell>
          <table:table-cell table:style-name="ce399"/>
          <table:table-cell table:style-name="ce421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3004456" calcext:value-type="float">
            <text:p>0.03004456</text:p>
          </table:table-cell>
          <table:table-cell table:style-name="ce355" office:value-type="float" office:value="-0.19376078" calcext:value-type="float">
            <text:p>-0.19376078</text:p>
          </table:table-cell>
          <table:table-cell table:style-name="ce377" office:value-type="float" office:value="-0.15" calcext:value-type="float">
            <text:p>-0.15000000</text:p>
          </table:table-cell>
          <table:table-cell table:style-name="ce399"/>
          <table:table-cell table:style-name="ce421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1741219" calcext:value-type="float">
            <text:p>0.01741219</text:p>
          </table:table-cell>
          <table:table-cell table:style-name="ce355" office:value-type="float" office:value="-0.137575" calcext:value-type="float">
            <text:p>-0.13757500</text:p>
          </table:table-cell>
          <table:table-cell table:style-name="ce377" office:value-type="float" office:value="0" calcext:value-type="float">
            <text:p>0.00000000</text:p>
          </table:table-cell>
          <table:table-cell table:style-name="ce399"/>
          <table:table-cell table:style-name="ce4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1601" calcext:value-type="float">
            <text:p>0.13160100</text:p>
          </table:table-cell>
          <table:table-cell table:style-name="ce349" table:formula="of:=MAX(0.0001353;  0.00003464;  0.00000002)" office:value-type="float" office:value="0.0001353" calcext:value-type="float">
            <text:p>0.00013530</text:p>
          </table:table-cell>
          <table:table-cell table:style-name="ce371" office:value-type="float" office:value="468" calcext:value-type="float">
            <text:p>468.00000000</text:p>
          </table:table-cell>
          <table:table-cell table:style-name="ce393"/>
          <table:table-cell table:style-name="ce415"/>
          <table:table-cell table:number-columns-repeated="4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Road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0.02311707" calcext:value-type="float">
            <text:p>0.02311707</text:p>
          </table:table-cell>
          <table:table-cell table:style-name="ce356" office:value-type="float" office:value="-1.0437288" calcext:value-type="float">
            <text:p>-1.04372880</text:p>
          </table:table-cell>
          <table:table-cell table:style-name="ce378" office:value-type="float" office:value="-0.15" calcext:value-type="float">
            <text:p>-0.15000000</text:p>
          </table:table-cell>
          <table:table-cell table:style-name="ce400"/>
          <table:table-cell table:style-name="ce422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0.00819778" calcext:value-type="float">
            <text:p>0.00819778</text:p>
          </table:table-cell>
          <table:table-cell table:style-name="ce357" office:value-type="float" office:value="0.35911112" calcext:value-type="float">
            <text:p>0.35911112</text:p>
          </table:table-cell>
          <table:table-cell table:style-name="ce379" office:value-type="float" office:value="0.15" calcext:value-type="float">
            <text:p>0.15000000</text:p>
          </table:table-cell>
          <table:table-cell table:style-name="ce401"/>
          <table:table-cell table:style-name="ce423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0.01312923" calcext:value-type="float">
            <text:p>0.01312923</text:p>
          </table:table-cell>
          <table:table-cell table:style-name="ce357" office:value-type="float" office:value="-0.13534037" calcext:value-type="float">
            <text:p>-0.13534037</text:p>
          </table:table-cell>
          <table:table-cell table:style-name="ce379" office:value-type="float" office:value="0" calcext:value-type="float">
            <text:p>0.00000000</text:p>
          </table:table-cell>
          <table:table-cell table:style-name="ce401"/>
          <table:table-cell table:style-name="ce423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.122388" calcext:value-type="float">
            <text:p>0.122388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99" calcext:value-type="float">
            <text:p>199.00000000</text:p>
          </table:table-cell>
          <table:table-cell table:number-columns-repeated="6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Xy Tower</text:p>
          </table:table-cell>
          <table:table-cell table:style-name="ce333" office:value-type="string" calcext:value-type="string">
            <text:p>x</text:p>
          </table:table-cell>
          <table:table-cell office:value-type="float" office:value="-0.82777023" calcext:value-type="float">
            <text:p>-0.82777023</text:p>
          </table:table-cell>
          <table:table-cell table:style-name="ce358" office:value-type="float" office:value="0.01669736" calcext:value-type="float">
            <text:p>0.01669736</text:p>
          </table:table-cell>
          <table:table-cell table:style-name="ce380" office:value-type="float" office:value="-0.9" calcext:value-type="float">
            <text:p>-0.90000000</text:p>
          </table:table-cell>
          <table:table-cell table:style-name="ce402"/>
          <table:table-cell table:style-name="ce42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625061" calcext:value-type="float">
            <text:p>0.16250610</text:p>
          </table:table-cell>
          <table:table-cell table:style-name="ce358" office:value-type="float" office:value="-0.00830808" calcext:value-type="float">
            <text:p>-0.00830808</text:p>
          </table:table-cell>
          <table:table-cell table:style-name="ce380" office:value-type="float" office:value="0.3" calcext:value-type="float">
            <text:p>0.30000000</text:p>
          </table:table-cell>
          <table:table-cell table:style-name="ce402"/>
          <table:table-cell table:style-name="ce42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9129372" calcext:value-type="float">
            <text:p>0.19129372</text:p>
          </table:table-cell>
          <table:table-cell table:style-name="ce358" office:value-type="float" office:value="0.03436319" calcext:value-type="float">
            <text:p>0.03436319</text:p>
          </table:table-cell>
          <table:table-cell table:style-name="ce380" office:value-type="float" office:value="0" calcext:value-type="float">
            <text:p>0.00000000</text:p>
          </table:table-cell>
          <table:table-cell table:style-name="ce402"/>
          <table:table-cell table:style-name="ce4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6207" calcext:value-type="float">
            <text:p>0.11620700</text:p>
          </table:table-cell>
          <table:table-cell table:style-name="ce349" office:value-type="float" office:value="0" calcext:value-type="float">
            <text:p>0.00000000</text:p>
          </table:table-cell>
          <table:table-cell table:style-name="ce371" office:value-type="float" office:value="13" calcext:value-type="float">
            <text:p>13.00000000</text:p>
          </table:table-cell>
          <table:table-cell table:style-name="ce393"/>
          <table:table-cell table:style-name="ce415"/>
          <table:table-cell table:number-columns-repeated="4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Xyz Square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-0.00502396" calcext:value-type="float">
            <text:p>-0.00502396</text:p>
          </table:table-cell>
          <table:table-cell table:style-name="ce359" office:value-type="float" office:value="-0.08984794" calcext:value-type="float">
            <text:p>-0.08984794</text:p>
          </table:table-cell>
          <table:table-cell table:style-name="ce381" office:value-type="float" office:value="0" calcext:value-type="float">
            <text:p>0.00000000</text:p>
          </table:table-cell>
          <table:table-cell table:style-name="ce403"/>
          <table:table-cell table:style-name="ce425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0.00120544" calcext:value-type="float">
            <text:p>0.00120544</text:p>
          </table:table-cell>
          <table:table-cell table:style-name="ce360" office:value-type="float" office:value="0.17435764" calcext:value-type="float">
            <text:p>0.17435764</text:p>
          </table:table-cell>
          <table:table-cell table:style-name="ce382" office:value-type="float" office:value="-0.75" calcext:value-type="float">
            <text:p>-0.75000000</text:p>
          </table:table-cell>
          <table:table-cell table:style-name="ce404"/>
          <table:table-cell table:style-name="ce426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0.08315659" calcext:value-type="float">
            <text:p>0.08315659</text:p>
          </table:table-cell>
          <table:table-cell table:style-name="ce360" office:value-type="float" office:value="0.01461246" calcext:value-type="float">
            <text:p>0.01461246</text:p>
          </table:table-cell>
          <table:table-cell table:style-name="ce382" office:value-type="float" office:value="0" calcext:value-type="float">
            <text:p>0.00000000</text:p>
          </table:table-cell>
          <table:table-cell table:style-name="ce404"/>
          <table:table-cell table:style-name="ce426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.0953" calcext:value-type="float">
            <text:p>0.0953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41" calcext:value-type="float">
            <text:p>141.00000000</text:p>
          </table:table-cell>
          <table:table-cell table:number-columns-repeated="6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Xz Hall</text:p>
          </table:table-cell>
          <table:table-cell table:style-name="ce333" office:value-type="string" calcext:value-type="string">
            <text:p>x</text:p>
          </table:table-cell>
          <table:table-cell office:value-type="float" office:value="-0.07741356" calcext:value-type="float">
            <text:p>-0.07741356</text:p>
          </table:table-cell>
          <table:table-cell table:style-name="ce361" office:value-type="float" office:value="-0.04716166" calcext:value-type="float">
            <text:p>-0.04716166</text:p>
          </table:table-cell>
          <table:table-cell table:style-name="ce383" office:value-type="float" office:value="0.75" calcext:value-type="float">
            <text:p>0.75000000</text:p>
          </table:table-cell>
          <table:table-cell table:style-name="ce405"/>
          <table:table-cell table:style-name="ce42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2177658" calcext:value-type="float">
            <text:p>0.12177658</text:p>
          </table:table-cell>
          <table:table-cell table:style-name="ce361" table:formula="of:=-0.03807418 -0.03992708" office:value-type="float" office:value="-0.07800126" calcext:value-type="float">
            <text:p>-0.07800126</text:p>
          </table:table-cell>
          <table:table-cell table:style-name="ce383" office:value-type="float" office:value="-0.6" calcext:value-type="float">
            <text:p>-0.60000000</text:p>
          </table:table-cell>
          <table:table-cell table:style-name="ce405"/>
          <table:table-cell table:style-name="ce42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017044" calcext:value-type="float">
            <text:p>0.03017044</text:p>
          </table:table-cell>
          <table:table-cell table:style-name="ce361" office:value-type="float" office:value="-0.03992708" calcext:value-type="float">
            <text:p>-0.03992708</text:p>
          </table:table-cell>
          <table:table-cell table:style-name="ce383" office:value-type="float" office:value="0" calcext:value-type="float">
            <text:p>0.00000000</text:p>
          </table:table-cell>
          <table:table-cell table:style-name="ce405"/>
          <table:table-cell table:style-name="ce42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0266" calcext:value-type="float">
            <text:p>0.11026600</text:p>
          </table:table-cell>
          <table:table-cell table:style-name="ce349" office:value-type="float" office:value="0" calcext:value-type="float">
            <text:p>0.00000000</text:p>
          </table:table-cell>
          <table:table-cell table:style-name="ce371" office:value-type="float" office:value="238" calcext:value-type="float">
            <text:p>238.00000000</text:p>
          </table:table-cell>
          <table:table-cell table:style-name="ce393"/>
          <table:table-cell table:style-name="ce415"/>
          <table:table-cell table:number-columns-repeated="4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Yz Houses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0.31462097" calcext:value-type="float">
            <text:p>0.31462097</text:p>
          </table:table-cell>
          <table:table-cell table:style-name="ce362" office:value-type="float" office:value="0.3589716" calcext:value-type="float">
            <text:p>0.35897160</text:p>
          </table:table-cell>
          <table:table-cell table:style-name="ce384" office:value-type="float" office:value="0.9" calcext:value-type="float">
            <text:p>0.90000000</text:p>
          </table:table-cell>
          <table:table-cell table:style-name="ce406"/>
          <table:table-cell table:style-name="ce428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-0.01929474" calcext:value-type="float">
            <text:p>-0.01929474</text:p>
          </table:table-cell>
          <table:table-cell table:style-name="ce363" office:value-type="float" office:value="0.01135238" calcext:value-type="float">
            <text:p>0.01135238</text:p>
          </table:table-cell>
          <table:table-cell table:style-name="ce385" office:value-type="float" office:value="0.15" calcext:value-type="float">
            <text:p>0.15000000</text:p>
          </table:table-cell>
          <table:table-cell table:style-name="ce407"/>
          <table:table-cell table:style-name="ce429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-0.03573704" calcext:value-type="float">
            <text:p>-0.03573704</text:p>
          </table:table-cell>
          <table:table-cell table:style-name="ce363" office:value-type="float" office:value="-0.10182163" calcext:value-type="float">
            <text:p>-0.10182163</text:p>
          </table:table-cell>
          <table:table-cell table:style-name="ce385" office:value-type="float" office:value="0" calcext:value-type="float">
            <text:p>0.00000000</text:p>
          </table:table-cell>
          <table:table-cell table:style-name="ce407"/>
          <table:table-cell table:style-name="ce429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.252714" calcext:value-type="float">
            <text:p>0.25271400</text:p>
          </table:table-cell>
          <table:table-cell office:value-type="float" office:value="0" calcext:value-type="float">
            <text:p>0.00000000</text:p>
          </table:table-cell>
          <table:table-cell office:value-type="float" office:value="365" calcext:value-type="float">
            <text:p>365.00000000</text:p>
          </table:table-cell>
          <table:table-cell table:number-columns-repeated="6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Yz Street</text:p>
          </table:table-cell>
          <table:table-cell table:style-name="ce333" office:value-type="string" calcext:value-type="string">
            <text:p>x</text:p>
          </table:table-cell>
          <table:table-cell table:style-name="ce341" office:value-type="float" office:value="0.05511093" calcext:value-type="float">
            <text:p>0.05511093</text:p>
          </table:table-cell>
          <table:table-cell table:style-name="ce364" office:value-type="float" office:value="-0.174059" calcext:value-type="float">
            <text:p>-0.17405900</text:p>
          </table:table-cell>
          <table:table-cell table:style-name="ce386" office:value-type="float" office:value="-0.3" calcext:value-type="float">
            <text:p>-0.30000000</text:p>
          </table:table-cell>
          <table:table-cell table:style-name="ce408"/>
          <table:table-cell table:style-name="ce43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445557" calcext:value-type="float">
            <text:p>-0.00445557</text:p>
          </table:table-cell>
          <table:table-cell table:style-name="ce364" office:value-type="float" office:value="0.14075322" calcext:value-type="float">
            <text:p>0.14075322</text:p>
          </table:table-cell>
          <table:table-cell table:style-name="ce386" office:value-type="float" office:value="-0.75" calcext:value-type="float">
            <text:p>-0.75000000</text:p>
          </table:table-cell>
          <table:table-cell table:style-name="ce408"/>
          <table:table-cell table:style-name="ce43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9546852" calcext:value-type="float">
            <text:p>-0.09546852</text:p>
          </table:table-cell>
          <table:table-cell table:style-name="ce364" office:value-type="float" office:value="-0.16364951" calcext:value-type="float">
            <text:p>-0.16364951</text:p>
          </table:table-cell>
          <table:table-cell table:style-name="ce386" office:value-type="float" office:value="0" calcext:value-type="float">
            <text:p>0.00000000</text:p>
          </table:table-cell>
          <table:table-cell table:style-name="ce408"/>
          <table:table-cell table:style-name="ce43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342" office:value-type="float" office:value="0.0381034" calcext:value-type="float">
            <text:p>0.03810340</text:p>
          </table:table-cell>
          <table:table-cell table:style-name="ce349" office:value-type="float" office:value="0" calcext:value-type="float">
            <text:p>0.00000000</text:p>
          </table:table-cell>
          <table:table-cell table:style-name="ce371" office:value-type="float" office:value="382" calcext:value-type="float">
            <text:p>382.00000000</text:p>
          </table:table-cell>
          <table:table-cell table:style-name="ce393"/>
          <table:table-cell table:style-name="ce415"/>
          <table:table-cell table:number-columns-repeated="4"/>
        </table:table-row>
        <calcext:conditional-formats>
          <calcext:conditional-format calcext:target-range-address="'DIM aligned to ALS16'.E4:'DIM aligned to ALS16'.H6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8:'DIM aligned to ALS16'.H10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20:'DIM aligned to ALS16'.H22">
            <calcext:condition calcext:apply-style-name="Untitled1" calcext:value="formula-is(ABS([.E20] - [.$D20]) &gt; 0.2)" calcext:base-cell-address="'DIM aligned to ALS16'.E20"/>
          </calcext:conditional-format>
          <calcext:conditional-format calcext:target-range-address="'DIM aligned to ALS16'.G28:'DIM aligned to ALS16'.H30 'DIM aligned to ALS16'.E28:'DIM aligned to ALS16'.E30">
            <calcext:condition calcext:apply-style-name="Untitled1" calcext:value="formula-is(ABS([.E28] - [.$D28]) &gt; 0.2)" calcext:base-cell-address="'DIM aligned to ALS16'.E28"/>
          </calcext:conditional-format>
          <calcext:conditional-format calcext:target-range-address="'DIM aligned to ALS16'.E36:'DIM aligned to ALS16'.H38">
            <calcext:condition calcext:apply-style-name="Untitled1" calcext:value="formula-is(ABS([.E36] - [.$D36]) &gt; 0.2)" calcext:base-cell-address="'DIM aligned to ALS16'.E36"/>
          </calcext:conditional-format>
          <calcext:conditional-format calcext:target-range-address="'DIM aligned to ALS16'.G44:'DIM aligned to ALS16'.H46 'DIM aligned to ALS16'.E44:'DIM aligned to ALS16'.E46">
            <calcext:condition calcext:apply-style-name="Untitled1" calcext:value="formula-is(ABS([.E44] - [.$D44]) &gt; 0.2)" calcext:base-cell-address="'DIM aligned to ALS16'.E44"/>
          </calcext:conditional-format>
          <calcext:conditional-format calcext:target-range-address="'DIM aligned to ALS16'.E12:'DIM aligned to ALS16'.H14">
            <calcext:condition calcext:apply-style-name="Untitled1" calcext:value="formula-is(ABS([.E12] - [.$D12]) &gt; 0.2)" calcext:base-cell-address="'DIM aligned to ALS16'.E12"/>
          </calcext:conditional-format>
          <calcext:conditional-format calcext:target-range-address="'DIM aligned to ALS16'.E16:'DIM aligned to ALS16'.H18">
            <calcext:condition calcext:apply-style-name="Untitled1" calcext:value="formula-is(ABS([.E16] - [.$D16]) &gt; 0.2)" calcext:base-cell-address="'DIM aligned to ALS16'.E16"/>
          </calcext:conditional-format>
          <calcext:conditional-format calcext:target-range-address="'DIM aligned to ALS16'.E24:'DIM aligned to ALS16'.H26">
            <calcext:condition calcext:apply-style-name="Untitled1" calcext:value="formula-is(ABS([.E24] - [.$D24]) &gt; 0.2)" calcext:base-cell-address="'DIM aligned to ALS16'.E24"/>
          </calcext:conditional-format>
          <calcext:conditional-format calcext:target-range-address="'DIM aligned to ALS16'.E32:'DIM aligned to ALS16'.H34">
            <calcext:condition calcext:apply-style-name="Untitled1" calcext:value="formula-is(ABS([.E32] - [.$D32]) &gt; 0.2)" calcext:base-cell-address="'DIM aligned to ALS16'.E32"/>
          </calcext:conditional-format>
          <calcext:conditional-format calcext:target-range-address="'DIM aligned to ALS16'.E40:'DIM aligned to ALS16'.H42">
            <calcext:condition calcext:apply-style-name="Untitled1" calcext:value="formula-is(ABS([.E40] - [.$D40]) &gt; 0.2)" calcext:base-cell-address="'DIM aligned to ALS16'.E40"/>
          </calcext:conditional-format>
          <calcext:conditional-format calcext:target-range-address="'DIM aligned to ALS16'.G48:'DIM aligned to ALS16'.H50 'DIM aligned to ALS16'.E48:'DIM aligned to ALS16'.E50">
            <calcext:condition calcext:apply-style-name="Untitled1" calcext:value="formula-is(ABS([.E48] - [.$D48]) &gt; 0.2)" calcext:base-cell-address="'DIM aligned to ALS16'.E48"/>
          </calcext:conditional-format>
          <calcext:conditional-format calcext:target-range-address="'DIM aligned to ALS16'.F48:'DIM aligned to ALS16'.F50">
            <calcext:condition calcext:apply-style-name="Untitled1" calcext:value="formula-is(ABS([.F48] - [.$D48]) &gt; 0.2)" calcext:base-cell-address="'DIM aligned to ALS16'.F48"/>
          </calcext:conditional-format>
          <calcext:conditional-format calcext:target-range-address="'DIM aligned to ALS16'.F44:'DIM aligned to ALS16'.F46">
            <calcext:condition calcext:apply-style-name="Untitled1" calcext:value="formula-is(ABS([.F44] - [.$D44]) &gt; 0.2)" calcext:base-cell-address="'DIM aligned to ALS16'.F44"/>
          </calcext:conditional-format>
          <calcext:conditional-format calcext:target-range-address="'DIM aligned to ALS16'.F28:'DIM aligned to ALS16'.F30">
            <calcext:condition calcext:apply-style-name="Untitled1" calcext:value="formula-is(ABS([.F28] - [.$D28]) &gt; 0.2)" calcext:base-cell-address="'DIM aligned to ALS16'.F28"/>
          </calcext:conditional-format>
        </calcext:conditional-formats>
      </table:table>
      <table:table table:name="ALS16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9"/>
          <table:table-cell table:style-name="ce127"/>
          <table:table-cell table:style-name="ce145"/>
          <table:table-cell table:style-name="ce16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580597" calcext:value-type="float">
            <text:p>0.00580597</text:p>
          </table:table-cell>
          <table:table-cell table:style-name="ce112" office:value-type="float" office:value="0.34429442" calcext:value-type="float">
            <text:p>0.34429442</text:p>
          </table:table-cell>
          <table:table-cell table:style-name="ce130" office:value-type="float" office:value="0" calcext:value-type="float">
            <text:p>0.00000000</text:p>
          </table:table-cell>
          <table:table-cell table:style-name="ce148"/>
          <table:table-cell table:style-name="ce166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120758" calcext:value-type="float">
            <text:p>-0.01120758</text:p>
          </table:table-cell>
          <table:table-cell table:style-name="ce113" office:value-type="float" office:value="-0.05473916" calcext:value-type="float">
            <text:p>-0.05473916</text:p>
          </table:table-cell>
          <table:table-cell table:style-name="ce131" office:value-type="float" office:value="0" calcext:value-type="float">
            <text:p>0.00000000</text:p>
          </table:table-cell>
          <table:table-cell table:style-name="ce149"/>
          <table:table-cell table:style-name="ce167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81409" calcext:value-type="float">
            <text:p>-0.01881409</text:p>
          </table:table-cell>
          <table:table-cell table:style-name="ce113" office:value-type="float" office:value="-0.00426233" calcext:value-type="float">
            <text:p>-0.00426233</text:p>
          </table:table-cell>
          <table:table-cell table:style-name="ce131" office:value-type="float" office:value="0" calcext:value-type="float">
            <text:p>0.00000000</text:p>
          </table:table-cell>
          <table:table-cell table:style-name="ce149"/>
          <table:table-cell table:style-name="ce16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452853" calcext:value-type="float">
            <text:p>0.04528530</text:p>
          </table:table-cell>
          <table:table-cell table:formula="of:=MAX(0.00001362; 0.00009669; 0.00000006)" office:value-type="float" office:value="0.00009669" calcext:value-type="float">
            <text:p>0.00009669</text:p>
          </table:table-cell>
          <table:table-cell office:value-type="float" office:value="219" calcext:value-type="float">
            <text:p>219.00000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5"/>
          <table:table-cell table:style-name="ce133"/>
          <table:table-cell table:style-name="ce151"/>
          <table:table-cell table:style-name="ce16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8"/>
          <table:table-cell table:style-name="ce136"/>
          <table:table-cell table:style-name="ce154"/>
          <table:table-cell table:style-name="ce17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1"/>
          <table:table-cell table:style-name="ce139"/>
          <table:table-cell table:style-name="ce157"/>
          <table:table-cell table:style-name="ce17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4"/>
          <table:table-cell table:style-name="ce142"/>
          <table:table-cell table:style-name="ce160"/>
          <table:table-cell table:style-name="ce17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6'.E4:'ALS16 aligned to ALS16'.H6">
            <calcext:condition calcext:apply-style-name="Untitled1" calcext:value="formula-is(ABS([.E4] - [.$D4]) &gt; 0.2)" calcext:base-cell-address="'ALS16 aligned to ALS16'.E4"/>
          </calcext:conditional-format>
          <calcext:conditional-format calcext:target-range-address="'ALS16 aligned to ALS16'.E8:'ALS16 aligned to ALS16'.H10">
            <calcext:condition calcext:apply-style-name="Untitled1" calcext:value="formula-is(ABS([.E8] - [.$D8]) &gt; 0.2)" calcext:base-cell-address="'ALS16 aligned to ALS16'.E8"/>
          </calcext:conditional-format>
          <calcext:conditional-format calcext:target-range-address="'ALS16 aligned to ALS16'.E20:'ALS16 aligned to ALS16'.H22">
            <calcext:condition calcext:apply-style-name="Untitled1" calcext:value="formula-is(ABS([.E20] - [.$D20]) &gt; 0.2)" calcext:base-cell-address="'ALS16 aligned to ALS16'.E20"/>
          </calcext:conditional-format>
          <calcext:conditional-format calcext:target-range-address="'ALS16 aligned to ALS16'.E28:'ALS16 aligned to ALS16'.H30">
            <calcext:condition calcext:apply-style-name="Untitled1" calcext:value="formula-is(ABS([.E28] - [.$D28]) &gt; 0.2)" calcext:base-cell-address="'ALS16 aligned to ALS16'.E28"/>
          </calcext:conditional-format>
          <calcext:conditional-format calcext:target-range-address="'ALS16 aligned to ALS16'.E36:'ALS16 aligned to ALS16'.H38">
            <calcext:condition calcext:apply-style-name="Untitled1" calcext:value="formula-is(ABS([.E36] - [.$D36]) &gt; 0.2)" calcext:base-cell-address="'ALS16 aligned to ALS16'.E36"/>
          </calcext:conditional-format>
          <calcext:conditional-format calcext:target-range-address="'ALS16 aligned to ALS16'.E44:'ALS16 aligned to ALS16'.H46">
            <calcext:condition calcext:apply-style-name="Untitled1" calcext:value="formula-is(ABS([.E44] - [.$D44]) &gt; 0.2)" calcext:base-cell-address="'ALS16 aligned to ALS16'.E44"/>
          </calcext:conditional-format>
          <calcext:conditional-format calcext:target-range-address="'ALS16 aligned to ALS16'.G12:'ALS16 aligned to ALS16'.H14 'ALS16 aligned to ALS16'.E12:'ALS16 aligned to ALS16'.E14">
            <calcext:condition calcext:apply-style-name="Untitled1" calcext:value="formula-is(ABS([.E12] - [.$D12]) &gt; 0.2)" calcext:base-cell-address="'ALS16 aligned to ALS16'.E12"/>
          </calcext:conditional-format>
          <calcext:conditional-format calcext:target-range-address="'ALS16 aligned to ALS16'.E16:'ALS16 aligned to ALS16'.H18">
            <calcext:condition calcext:apply-style-name="Untitled1" calcext:value="formula-is(ABS([.E16] - [.$D16]) &gt; 0.2)" calcext:base-cell-address="'ALS16 aligned to ALS16'.E16"/>
          </calcext:conditional-format>
          <calcext:conditional-format calcext:target-range-address="'ALS16 aligned to ALS16'.E24:'ALS16 aligned to ALS16'.H26">
            <calcext:condition calcext:apply-style-name="Untitled1" calcext:value="formula-is(ABS([.E24] - [.$D24]) &gt; 0.2)" calcext:base-cell-address="'ALS16 aligned to ALS16'.E24"/>
          </calcext:conditional-format>
          <calcext:conditional-format calcext:target-range-address="'ALS16 aligned to ALS16'.E32:'ALS16 aligned to ALS16'.H34">
            <calcext:condition calcext:apply-style-name="Untitled1" calcext:value="formula-is(ABS([.E32] - [.$D32]) &gt; 0.2)" calcext:base-cell-address="'ALS16 aligned to ALS16'.E32"/>
          </calcext:conditional-format>
          <calcext:conditional-format calcext:target-range-address="'ALS16 aligned to ALS16'.E40:'ALS16 aligned to ALS16'.H42">
            <calcext:condition calcext:apply-style-name="Untitled1" calcext:value="formula-is(ABS([.E40] - [.$D40]) &gt; 0.2)" calcext:base-cell-address="'ALS16 aligned to ALS16'.E40"/>
          </calcext:conditional-format>
          <calcext:conditional-format calcext:target-range-address="'ALS16 aligned to ALS16'.E48:'ALS16 aligned to ALS16'.H50">
            <calcext:condition calcext:apply-style-name="Untitled1" calcext:value="formula-is(ABS([.E48] - [.$D48]) &gt; 0.2)" calcext:base-cell-address="'ALS16 aligned to ALS16'.E48"/>
          </calcext:conditional-format>
          <calcext:conditional-format calcext:target-range-address="'ALS16 aligned to ALS16'.F12:'ALS16 aligned to ALS16'.F14">
            <calcext:condition calcext:apply-style-name="Untitled1" calcext:value="formula-is(ABS([.F12] - [.$D12]) &gt; 0.2)" calcext:base-cell-address="'ALS16 aligned to ALS16'.F12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4"/>
        <table:table-column table:style-name="co4" table:default-cell-style-name="ce340"/>
        <table:table-column table:style-name="co4" table:default-cell-style-name="ce347"/>
        <table:table-column table:style-name="co4" table:default-cell-style-name="ce369"/>
        <table:table-column table:style-name="co4" table:default-cell-style-name="ce391"/>
        <table:table-column table:style-name="co4" table:default-cell-style-name="ce413"/>
        <table:table-column table:style-name="co5" table:default-cell-style-name="ce43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325" office:value-type="string" calcext:value-type="string" table:number-columns-spanned="1" table:number-rows-spanned="2">
            <text:p>Cloud / Translation</text:p>
          </table:table-cell>
          <table:table-cell table:style-name="ce325" table:number-columns-spanned="1" table:number-rows-spanned="2"/>
          <table:table-cell table:style-name="ce335" office:value-type="string" calcext:value-type="string" table:number-columns-spanned="1" table:number-rows-spanned="2">
            <text:p>Manual Point Picking</text:p>
          </table:table-cell>
          <table:table-cell table:style-name="ce343" office:value-type="string" calcext:value-type="string" table:number-columns-spanned="1" table:number-rows-spanned="2">
            <text:p>ICP</text:p>
          </table:table-cell>
          <table:table-cell table:style-name="ce365" office:value-type="string" calcext:value-type="string" table:number-columns-spanned="1" table:number-rows-spanned="2">
            <text:p>Point Distance Consensus</text:p>
          </table:table-cell>
          <table:table-cell table:style-name="ce387" office:value-type="string" calcext:value-type="string" table:number-columns-spanned="1" table:number-rows-spanned="2">
            <text:p>Normal Vector Consensus</text:p>
          </table:table-cell>
          <table:table-cell table:style-name="ce409" office:value-type="string" calcext:value-type="string" table:number-columns-spanned="1" table:number-rows-spanned="2">
            <text:p>Combined Consensus</text:p>
          </table:table-cell>
          <table:table-cell table:style-name="ce329"/>
          <table:table-cell table:number-columns-repeated="3"/>
        </table:table-row>
        <table:table-row table:style-name="ro1">
          <table:table-cell/>
          <table:covered-table-cell table:number-columns-repeated="2" table:style-name="ce326"/>
          <table:covered-table-cell table:style-name="ce336"/>
          <table:covered-table-cell table:style-name="ce344"/>
          <table:covered-table-cell table:style-name="ce366"/>
          <table:covered-table-cell table:style-name="ce388"/>
          <table:covered-table-cell table:style-name="ce410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25" office:value-type="string" calcext:value-type="string" table:number-columns-spanned="1" table:number-rows-spanned="4">
            <text:p>Color Houses</text:p>
          </table:table-cell>
          <table:table-cell table:style-name="ce330" office:value-type="string" calcext:value-type="string">
            <text:p>x</text:p>
          </table:table-cell>
          <table:table-cell table:style-name="ce337"/>
          <table:table-cell table:style-name="ce505"/>
          <table:table-cell table:style-name="ce523"/>
          <table:table-cell table:style-name="ce541"/>
          <table:table-cell table:style-name="ce559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/>
          <table:table-cell table:style-name="ce506"/>
          <table:table-cell table:style-name="ce524"/>
          <table:table-cell table:style-name="ce542"/>
          <table:table-cell table:style-name="ce560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/>
          <table:table-cell table:style-name="ce506"/>
          <table:table-cell table:style-name="ce524"/>
          <table:table-cell table:style-name="ce542"/>
          <table:table-cell table:style-name="ce560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/>
          <table:table-cell table:number-columns-repeated="8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DIM showcase</text:p>
          </table:table-cell>
          <table:table-cell table:style-name="ce333" office:value-type="string" calcext:value-type="string">
            <text:p>x</text:p>
          </table:table-cell>
          <table:table-cell/>
          <table:table-cell table:style-name="ce507"/>
          <table:table-cell table:style-name="ce525"/>
          <table:table-cell table:style-name="ce543"/>
          <table:table-cell table:style-name="ce56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507"/>
          <table:table-cell table:style-name="ce525"/>
          <table:table-cell table:style-name="ce543"/>
          <table:table-cell table:style-name="ce56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507"/>
          <table:table-cell table:style-name="ce525"/>
          <table:table-cell table:style-name="ce543"/>
          <table:table-cell table:style-name="ce56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349"/>
          <table:table-cell table:style-name="ce371"/>
          <table:table-cell table:style-name="ce393"/>
          <table:table-cell table:style-name="ce415"/>
          <table:table-cell table:number-columns-repeated="4"/>
        </table:table-row>
        <table:table-row table:style-name="ro2">
          <table:table-cell/>
          <table:table-cell table:style-name="ce325" office:value-type="string" calcext:value-type="string" table:number-columns-spanned="1" table:number-rows-spanned="4">
            <text:p>Everything</text:p>
          </table:table-cell>
          <table:table-cell table:style-name="ce330" office:value-type="string" calcext:value-type="string">
            <text:p>x</text:p>
          </table:table-cell>
          <table:table-cell table:style-name="ce337" office:value-type="float" office:value="0.01512909" calcext:value-type="float">
            <text:p>0.01512909</text:p>
          </table:table-cell>
          <table:table-cell table:style-name="ce508" office:value-type="float" office:value="-8.11195657" calcext:value-type="float">
            <text:p>-8.11195657</text:p>
          </table:table-cell>
          <table:table-cell table:style-name="ce526" office:value-type="float" office:value="-0.3" calcext:value-type="float">
            <text:p>-0.30000000</text:p>
          </table:table-cell>
          <table:table-cell table:style-name="ce544"/>
          <table:table-cell table:style-name="ce562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 office:value-type="float" office:value="-0.03428268" calcext:value-type="float">
            <text:p>-0.03428268</text:p>
          </table:table-cell>
          <table:table-cell table:style-name="ce509" office:value-type="float" office:value="2.9271886" calcext:value-type="float">
            <text:p>2.92718860</text:p>
          </table:table-cell>
          <table:table-cell table:style-name="ce527" office:value-type="float" office:value="-0.75" calcext:value-type="float">
            <text:p>-0.75000000</text:p>
          </table:table-cell>
          <table:table-cell table:style-name="ce545"/>
          <table:table-cell table:style-name="ce563"/>
          <table:table-cell table:number-columns-repeated="4"/>
        </table:table-row>
        <table:table-row table:style-name="ro2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 office:value-type="float" office:value="0.20900965" calcext:value-type="float">
            <text:p>0.20900965</text:p>
          </table:table-cell>
          <table:table-cell table:style-name="ce509" office:value-type="float" office:value="-0.3169173" calcext:value-type="float">
            <text:p>-0.31691730</text:p>
          </table:table-cell>
          <table:table-cell table:style-name="ce527" office:value-type="float" office:value="0" calcext:value-type="float">
            <text:p>0.00000000</text:p>
          </table:table-cell>
          <table:table-cell table:style-name="ce545"/>
          <table:table-cell table:style-name="ce563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41" calcext:value-type="float">
            <text:p>41.00000000</text:p>
          </table:table-cell>
          <table:table-cell table:number-columns-repeated="6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Field</text:p>
          </table:table-cell>
          <table:table-cell table:style-name="ce333" office:value-type="string" calcext:value-type="string">
            <text:p>x</text:p>
          </table:table-cell>
          <table:table-cell/>
          <table:table-cell table:style-name="ce510"/>
          <table:table-cell table:style-name="ce528"/>
          <table:table-cell table:style-name="ce546"/>
          <table:table-cell table:style-name="ce56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510"/>
          <table:table-cell table:style-name="ce528"/>
          <table:table-cell table:style-name="ce546"/>
          <table:table-cell table:style-name="ce56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510"/>
          <table:table-cell table:style-name="ce528"/>
          <table:table-cell table:style-name="ce546"/>
          <table:table-cell table:style-name="ce564"/>
          <table:table-cell table:number-columns-repeated="3"/>
          <table:table-cell table:style-name="ce43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349"/>
          <table:table-cell table:style-name="ce371"/>
          <table:table-cell table:style-name="ce393"/>
          <table:table-cell table:style-name="ce415"/>
          <table:table-cell table:number-columns-repeated="4"/>
        </table:table-row>
        <table:table-row table:style-name="ro1">
          <table:table-cell/>
          <table:table-cell table:style-name="ce325" office:value-type="string" calcext:value-type="string" table:number-columns-spanned="1" table:number-rows-spanned="4">
            <text:p>Forest</text:p>
          </table:table-cell>
          <table:table-cell table:style-name="ce330" office:value-type="string" calcext:value-type="string">
            <text:p>x</text:p>
          </table:table-cell>
          <table:table-cell table:style-name="ce337"/>
          <table:table-cell table:style-name="ce511"/>
          <table:table-cell table:style-name="ce529"/>
          <table:table-cell table:style-name="ce547"/>
          <table:table-cell table:style-name="ce565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/>
          <table:table-cell table:style-name="ce512"/>
          <table:table-cell table:style-name="ce530"/>
          <table:table-cell table:style-name="ce548"/>
          <table:table-cell table:style-name="ce566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/>
          <table:table-cell table:style-name="ce512"/>
          <table:table-cell table:style-name="ce530"/>
          <table:table-cell table:style-name="ce548"/>
          <table:table-cell table:style-name="ce566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/>
          <table:table-cell table:number-columns-repeated="8"/>
        </table:table-row>
        <table:table-row table:style-name="ro2">
          <table:table-cell/>
          <table:table-cell table:style-name="ce329" office:value-type="string" calcext:value-type="string" table:number-columns-spanned="1" table:number-rows-spanned="4">
            <text:p>Missing Building</text:p>
          </table:table-cell>
          <table:table-cell table:style-name="ce333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513" office:value-type="float" office:value="-0.01119095" calcext:value-type="float">
            <text:p>-0.01119095</text:p>
          </table:table-cell>
          <table:table-cell table:style-name="ce531" office:value-type="float" office:value="0.15" calcext:value-type="float">
            <text:p>0.15000000</text:p>
          </table:table-cell>
          <table:table-cell table:style-name="ce549"/>
          <table:table-cell table:style-name="ce56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513" office:value-type="float" office:value="-0.18303436" calcext:value-type="float">
            <text:p>-0.18303436</text:p>
          </table:table-cell>
          <table:table-cell table:style-name="ce531" office:value-type="float" office:value="-0.15" calcext:value-type="float">
            <text:p>-0.15000000</text:p>
          </table:table-cell>
          <table:table-cell table:style-name="ce549"/>
          <table:table-cell table:style-name="ce56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513" office:value-type="float" office:value="0.80700484" calcext:value-type="float">
            <text:p>0.80700484</text:p>
          </table:table-cell>
          <table:table-cell table:style-name="ce531" office:value-type="float" office:value="0" calcext:value-type="float">
            <text:p>0.00000000</text:p>
          </table:table-cell>
          <table:table-cell table:style-name="ce549"/>
          <table:table-cell table:style-name="ce56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349" table:formula="of:=MAX(0.00002504; 0.00000002; 0.00000003)" office:value-type="float" office:value="0.00002504" calcext:value-type="float">
            <text:p>0.00002504</text:p>
          </table:table-cell>
          <table:table-cell table:style-name="ce371" office:value-type="float" office:value="18" calcext:value-type="float">
            <text:p>18.00000000</text:p>
          </table:table-cell>
          <table:table-cell table:style-name="ce393"/>
          <table:table-cell table:style-name="ce415"/>
          <table:table-cell table:number-columns-repeated="4"/>
        </table:table-row>
        <table:table-row table:style-name="ro1">
          <table:table-cell/>
          <table:table-cell table:style-name="ce325" office:value-type="string" calcext:value-type="string" table:number-columns-spanned="1" table:number-rows-spanned="4">
            <text:p>Road</text:p>
          </table:table-cell>
          <table:table-cell table:style-name="ce330" office:value-type="string" calcext:value-type="string">
            <text:p>x</text:p>
          </table:table-cell>
          <table:table-cell table:style-name="ce337"/>
          <table:table-cell table:style-name="ce514"/>
          <table:table-cell table:style-name="ce532"/>
          <table:table-cell table:style-name="ce550"/>
          <table:table-cell table:style-name="ce568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/>
          <table:table-cell table:style-name="ce515"/>
          <table:table-cell table:style-name="ce533"/>
          <table:table-cell table:style-name="ce551"/>
          <table:table-cell table:style-name="ce569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/>
          <table:table-cell table:style-name="ce515"/>
          <table:table-cell table:style-name="ce533"/>
          <table:table-cell table:style-name="ce551"/>
          <table:table-cell table:style-name="ce569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/>
          <table:table-cell table:number-columns-repeated="8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Xy Tower</text:p>
          </table:table-cell>
          <table:table-cell table:style-name="ce333" office:value-type="string" calcext:value-type="string">
            <text:p>x</text:p>
          </table:table-cell>
          <table:table-cell/>
          <table:table-cell table:style-name="ce516"/>
          <table:table-cell table:style-name="ce534"/>
          <table:table-cell table:style-name="ce552"/>
          <table:table-cell table:style-name="ce57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516"/>
          <table:table-cell table:style-name="ce534"/>
          <table:table-cell table:style-name="ce552"/>
          <table:table-cell table:style-name="ce57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516"/>
          <table:table-cell table:style-name="ce534"/>
          <table:table-cell table:style-name="ce552"/>
          <table:table-cell table:style-name="ce57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349"/>
          <table:table-cell table:style-name="ce371"/>
          <table:table-cell table:style-name="ce393"/>
          <table:table-cell table:style-name="ce415"/>
          <table:table-cell table:number-columns-repeated="4"/>
        </table:table-row>
        <table:table-row table:style-name="ro1">
          <table:table-cell/>
          <table:table-cell table:style-name="ce325" office:value-type="string" calcext:value-type="string" table:number-columns-spanned="1" table:number-rows-spanned="4">
            <text:p>Xyz Square</text:p>
          </table:table-cell>
          <table:table-cell table:style-name="ce330" office:value-type="string" calcext:value-type="string">
            <text:p>x</text:p>
          </table:table-cell>
          <table:table-cell table:style-name="ce337"/>
          <table:table-cell table:style-name="ce517"/>
          <table:table-cell table:style-name="ce535"/>
          <table:table-cell table:style-name="ce553"/>
          <table:table-cell table:style-name="ce571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/>
          <table:table-cell table:style-name="ce518"/>
          <table:table-cell table:style-name="ce536"/>
          <table:table-cell table:style-name="ce554"/>
          <table:table-cell table:style-name="ce572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/>
          <table:table-cell table:style-name="ce518"/>
          <table:table-cell table:style-name="ce536"/>
          <table:table-cell table:style-name="ce554"/>
          <table:table-cell table:style-name="ce572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/>
          <table:table-cell table:number-columns-repeated="8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Xz Hall</text:p>
          </table:table-cell>
          <table:table-cell table:style-name="ce333" office:value-type="string" calcext:value-type="string">
            <text:p>x</text:p>
          </table:table-cell>
          <table:table-cell/>
          <table:table-cell table:style-name="ce519"/>
          <table:table-cell table:style-name="ce537"/>
          <table:table-cell table:style-name="ce555"/>
          <table:table-cell table:style-name="ce57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519"/>
          <table:table-cell table:style-name="ce537"/>
          <table:table-cell table:style-name="ce555"/>
          <table:table-cell table:style-name="ce57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519"/>
          <table:table-cell table:style-name="ce537"/>
          <table:table-cell table:style-name="ce555"/>
          <table:table-cell table:style-name="ce57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349"/>
          <table:table-cell table:style-name="ce371"/>
          <table:table-cell table:style-name="ce393"/>
          <table:table-cell table:style-name="ce415"/>
          <table:table-cell table:number-columns-repeated="4"/>
        </table:table-row>
        <table:table-row table:style-name="ro1">
          <table:table-cell/>
          <table:table-cell table:style-name="ce325" office:value-type="string" calcext:value-type="string" table:number-columns-spanned="1" table:number-rows-spanned="4">
            <text:p>Yz Houses</text:p>
          </table:table-cell>
          <table:table-cell table:style-name="ce330" office:value-type="string" calcext:value-type="string">
            <text:p>x</text:p>
          </table:table-cell>
          <table:table-cell table:style-name="ce337"/>
          <table:table-cell table:style-name="ce520"/>
          <table:table-cell table:style-name="ce538"/>
          <table:table-cell table:style-name="ce556"/>
          <table:table-cell table:style-name="ce574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y</text:p>
          </table:table-cell>
          <table:table-cell table:style-name="ce338"/>
          <table:table-cell table:style-name="ce521"/>
          <table:table-cell table:style-name="ce539"/>
          <table:table-cell table:style-name="ce557"/>
          <table:table-cell table:style-name="ce575"/>
          <table:table-cell table:number-columns-repeated="4"/>
        </table:table-row>
        <table:table-row table:style-name="ro1">
          <table:table-cell/>
          <table:covered-table-cell table:style-name="ce327"/>
          <table:table-cell table:style-name="ce331" office:value-type="string" calcext:value-type="string">
            <text:p>z</text:p>
          </table:table-cell>
          <table:table-cell table:style-name="ce338"/>
          <table:table-cell table:style-name="ce521"/>
          <table:table-cell table:style-name="ce539"/>
          <table:table-cell table:style-name="ce557"/>
          <table:table-cell table:style-name="ce575"/>
          <table:table-cell table:number-columns-repeated="4"/>
        </table:table-row>
        <table:table-row table:style-name="ro1">
          <table:table-cell/>
          <table:covered-table-cell table:style-name="ce328"/>
          <table:table-cell table:style-name="ce332" office:value-type="string" calcext:value-type="string">
            <text:p>mse</text:p>
          </table:table-cell>
          <table:table-cell table:style-name="ce339"/>
          <table:table-cell table:number-columns-repeated="8"/>
        </table:table-row>
        <table:table-row table:style-name="ro1">
          <table:table-cell/>
          <table:table-cell table:style-name="ce329" office:value-type="string" calcext:value-type="string" table:number-columns-spanned="1" table:number-rows-spanned="4">
            <text:p>Yz Street</text:p>
          </table:table-cell>
          <table:table-cell table:style-name="ce333" office:value-type="string" calcext:value-type="string">
            <text:p>x</text:p>
          </table:table-cell>
          <table:table-cell table:style-name="ce341"/>
          <table:table-cell table:style-name="ce522"/>
          <table:table-cell table:style-name="ce540"/>
          <table:table-cell table:style-name="ce558"/>
          <table:table-cell table:style-name="ce57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522"/>
          <table:table-cell table:style-name="ce540"/>
          <table:table-cell table:style-name="ce558"/>
          <table:table-cell table:style-name="ce57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522"/>
          <table:table-cell table:style-name="ce540"/>
          <table:table-cell table:style-name="ce558"/>
          <table:table-cell table:style-name="ce57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342"/>
          <table:table-cell table:style-name="ce349"/>
          <table:table-cell table:style-name="ce371"/>
          <table:table-cell table:style-name="ce393"/>
          <table:table-cell table:style-name="ce415"/>
          <table:table-cell table:number-columns-repeated="4"/>
        </table:table-row>
        <calcext:conditional-formats>
          <calcext:conditional-format calcext:target-range-address="'ALS16 aligned to ALS14'.E4:'ALS16 aligned to ALS14'.H6">
            <calcext:condition calcext:apply-style-name="Untitled1" calcext:value="formula-is(ABS([.E4] - [.$D4]) &gt; 0.2)" calcext:base-cell-address="'DIM aligned to ALS14'.E4"/>
          </calcext:conditional-format>
          <calcext:conditional-format calcext:target-range-address="'ALS16 aligned to ALS14'.E8:'ALS16 aligned to ALS14'.H10">
            <calcext:condition calcext:apply-style-name="Untitled1" calcext:value="formula-is(ABS([.E8] - [.$D8]) &gt; 0.2)" calcext:base-cell-address="'DIM aligned to ALS14'.E8"/>
          </calcext:conditional-format>
          <calcext:conditional-format calcext:target-range-address="'ALS16 aligned to ALS14'.E20:'ALS16 aligned to ALS14'.H22">
            <calcext:condition calcext:apply-style-name="Untitled1" calcext:value="formula-is(ABS([.E20] - [.$D20]) &gt; 0.2)" calcext:base-cell-address="'DIM aligned to ALS14'.E20"/>
          </calcext:conditional-format>
          <calcext:conditional-format calcext:target-range-address="'ALS16 aligned to ALS14'.E28:'ALS16 aligned to ALS14'.H30">
            <calcext:condition calcext:apply-style-name="Untitled1" calcext:value="formula-is(ABS([.E28] - [.$D28]) &gt; 0.2)" calcext:base-cell-address="'DIM aligned to ALS14'.E28"/>
          </calcext:conditional-format>
          <calcext:conditional-format calcext:target-range-address="'ALS16 aligned to ALS14'.E36:'ALS16 aligned to ALS14'.H38">
            <calcext:condition calcext:apply-style-name="Untitled1" calcext:value="formula-is(ABS([.E36] - [.$D36]) &gt; 0.2)" calcext:base-cell-address="'DIM aligned to ALS14'.E36"/>
          </calcext:conditional-format>
          <calcext:conditional-format calcext:target-range-address="'ALS16 aligned to ALS14'.E44:'ALS16 aligned to ALS14'.H46">
            <calcext:condition calcext:apply-style-name="Untitled1" calcext:value="formula-is(ABS([.E44] - [.$D44]) &gt; 0.2)" calcext:base-cell-address="'DIM aligned to ALS14'.E44"/>
          </calcext:conditional-format>
          <calcext:conditional-format calcext:target-range-address="'ALS16 aligned to ALS14'.E12:'ALS16 aligned to ALS14'.H14">
            <calcext:condition calcext:apply-style-name="Untitled1" calcext:value="formula-is(ABS([.E12] - [.$D12]) &gt; 0.2)" calcext:base-cell-address="'DIM aligned to ALS14'.E12"/>
          </calcext:conditional-format>
          <calcext:conditional-format calcext:target-range-address="'ALS16 aligned to ALS14'.E16:'ALS16 aligned to ALS14'.H18">
            <calcext:condition calcext:apply-style-name="Untitled1" calcext:value="formula-is(ABS([.E16] - [.$D16]) &gt; 0.2)" calcext:base-cell-address="'DIM aligned to ALS14'.E16"/>
          </calcext:conditional-format>
          <calcext:conditional-format calcext:target-range-address="'ALS16 aligned to ALS14'.E24:'ALS16 aligned to ALS14'.H26">
            <calcext:condition calcext:apply-style-name="Untitled1" calcext:value="formula-is(ABS([.E24] - [.$D24]) &gt; 0.2)" calcext:base-cell-address="'DIM aligned to ALS14'.E24"/>
          </calcext:conditional-format>
          <calcext:conditional-format calcext:target-range-address="'ALS16 aligned to ALS14'.E32:'ALS16 aligned to ALS14'.H34">
            <calcext:condition calcext:apply-style-name="Untitled1" calcext:value="formula-is(ABS([.E32] - [.$D32]) &gt; 0.2)" calcext:base-cell-address="'DIM aligned to ALS14'.E32"/>
          </calcext:conditional-format>
          <calcext:conditional-format calcext:target-range-address="'ALS16 aligned to ALS14'.E40:'ALS16 aligned to ALS14'.H42">
            <calcext:condition calcext:apply-style-name="Untitled1" calcext:value="formula-is(ABS([.E40] - [.$D40]) &gt; 0.2)" calcext:base-cell-address="'DIM aligned to ALS14'.E40"/>
          </calcext:conditional-format>
          <calcext:conditional-format calcext:target-range-address="'ALS16 aligned to ALS14'.E48:'ALS16 aligned to ALS14'.H50">
            <calcext:condition calcext:apply-style-name="Untitled1" calcext:value="formula-is(ABS([.E48] - [.$D48]) &gt; 0.2)" calcext:base-cell-address="'DIM aligned to ALS14'.E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3"/>
          <table:table-cell table:style-name="ce271"/>
          <table:table-cell table:style-name="ce289"/>
          <table:table-cell table:style-name="ce30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56" office:value-type="float" office:value="-8.47712255" calcext:value-type="float">
            <text:p>-8.47712255</text:p>
          </table:table-cell>
          <table:table-cell table:style-name="ce274" office:value-type="float" office:value="-0.3" calcext:value-type="float">
            <text:p>-0.30000000</text:p>
          </table:table-cell>
          <table:table-cell table:style-name="ce292"/>
          <table:table-cell table:style-name="ce310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57" office:value-type="float" office:value="1.58571202" calcext:value-type="float">
            <text:p>1.58571202</text:p>
          </table:table-cell>
          <table:table-cell table:style-name="ce275" office:value-type="float" office:value="0.45" calcext:value-type="float">
            <text:p>0.45000000</text:p>
          </table:table-cell>
          <table:table-cell table:style-name="ce293"/>
          <table:table-cell table:style-name="ce311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57" office:value-type="float" office:value="-0.61282978" calcext:value-type="float">
            <text:p>-0.61282978</text:p>
          </table:table-cell>
          <table:table-cell table:style-name="ce275" office:value-type="float" office:value="0" calcext:value-type="float">
            <text:p>0.00000000</text:p>
          </table:table-cell>
          <table:table-cell table:style-name="ce293"/>
          <table:table-cell table:style-name="ce31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59" calcext:value-type="float">
            <text:p>59.000000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9"/>
          <table:table-cell table:style-name="ce277"/>
          <table:table-cell table:style-name="ce295"/>
          <table:table-cell table:style-name="ce31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61" office:value-type="float" office:value="0.48469832" calcext:value-type="float">
            <text:p>0.48469832</text:p>
          </table:table-cell>
          <table:table-cell table:style-name="ce279" office:value-type="float" office:value="0.6" calcext:value-type="float">
            <text:p>0.60000000</text:p>
          </table:table-cell>
          <table:table-cell table:style-name="ce297"/>
          <table:table-cell table:style-name="ce315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61" office:value-type="float" office:value="-0.56654584" calcext:value-type="float">
            <text:p>-0.56654584</text:p>
          </table:table-cell>
          <table:table-cell table:style-name="ce279" office:value-type="float" office:value="0" calcext:value-type="float">
            <text:p>0.00000000</text:p>
          </table:table-cell>
          <table:table-cell table:style-name="ce297"/>
          <table:table-cell table:style-name="ce315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61" office:value-type="float" office:value="0.66713481" calcext:value-type="float">
            <text:p>0.66713481</text:p>
          </table:table-cell>
          <table:table-cell table:style-name="ce279" office:value-type="float" office:value="0" calcext:value-type="float">
            <text:p>0.00000000</text:p>
          </table:table-cell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53" calcext:value-type="float">
            <text:p>53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2"/>
          <table:table-cell table:style-name="ce280"/>
          <table:table-cell table:style-name="ce298"/>
          <table:table-cell table:style-name="ce31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5"/>
          <table:table-cell table:style-name="ce283"/>
          <table:table-cell table:style-name="ce301"/>
          <table:table-cell table:style-name="ce31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8"/>
          <table:table-cell table:style-name="ce286"/>
          <table:table-cell table:style-name="ce304"/>
          <table:table-cell table:style-name="ce32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4'.E4:'DIM aligned to ALS14'.H6">
            <calcext:condition calcext:apply-style-name="Untitled1" calcext:value="formula-is(ABS([.E4] - [.$D4]) &gt; 0.2)" calcext:base-cell-address="'ALS16 aligned to ALS14'.E4"/>
          </calcext:conditional-format>
          <calcext:conditional-format calcext:target-range-address="'DIM aligned to ALS14'.E8:'DIM aligned to ALS14'.H10">
            <calcext:condition calcext:apply-style-name="Untitled1" calcext:value="formula-is(ABS([.E8] - [.$D8]) &gt; 0.2)" calcext:base-cell-address="'ALS16 aligned to ALS14'.E8"/>
          </calcext:conditional-format>
          <calcext:conditional-format calcext:target-range-address="'DIM aligned to ALS14'.E20:'DIM aligned to ALS14'.H22">
            <calcext:condition calcext:apply-style-name="Untitled1" calcext:value="formula-is(ABS([.E20] - [.$D20]) &gt; 0.2)" calcext:base-cell-address="'ALS16 aligned to ALS14'.E20"/>
          </calcext:conditional-format>
          <calcext:conditional-format calcext:target-range-address="'DIM aligned to ALS14'.E28:'DIM aligned to ALS14'.H30">
            <calcext:condition calcext:apply-style-name="Untitled1" calcext:value="formula-is(ABS([.E28] - [.$D28]) &gt; 0.2)" calcext:base-cell-address="'ALS16 aligned to ALS14'.E28"/>
          </calcext:conditional-format>
          <calcext:conditional-format calcext:target-range-address="'DIM aligned to ALS14'.E36:'DIM aligned to ALS14'.H38">
            <calcext:condition calcext:apply-style-name="Untitled1" calcext:value="formula-is(ABS([.E36] - [.$D36]) &gt; 0.2)" calcext:base-cell-address="'ALS16 aligned to ALS14'.E36"/>
          </calcext:conditional-format>
          <calcext:conditional-format calcext:target-range-address="'DIM aligned to ALS14'.E44:'DIM aligned to ALS14'.H46">
            <calcext:condition calcext:apply-style-name="Untitled1" calcext:value="formula-is(ABS([.E44] - [.$D44]) &gt; 0.2)" calcext:base-cell-address="'ALS16 aligned to ALS14'.E44"/>
          </calcext:conditional-format>
          <calcext:conditional-format calcext:target-range-address="'DIM aligned to ALS14'.E12:'DIM aligned to ALS14'.H14">
            <calcext:condition calcext:apply-style-name="Untitled1" calcext:value="formula-is(ABS([.E12] - [.$D12]) &gt; 0.2)" calcext:base-cell-address="'ALS16 aligned to ALS14'.E12"/>
          </calcext:conditional-format>
          <calcext:conditional-format calcext:target-range-address="'DIM aligned to ALS14'.E16:'DIM aligned to ALS14'.H18">
            <calcext:condition calcext:apply-style-name="Untitled1" calcext:value="formula-is(ABS([.E16] - [.$D16]) &gt; 0.2)" calcext:base-cell-address="'ALS16 aligned to ALS14'.E16"/>
          </calcext:conditional-format>
          <calcext:conditional-format calcext:target-range-address="'DIM aligned to ALS14'.E24:'DIM aligned to ALS14'.H26">
            <calcext:condition calcext:apply-style-name="Untitled1" calcext:value="formula-is(ABS([.E24] - [.$D24]) &gt; 0.2)" calcext:base-cell-address="'ALS16 aligned to ALS14'.E24"/>
          </calcext:conditional-format>
          <calcext:conditional-format calcext:target-range-address="'DIM aligned to ALS14'.E32:'DIM aligned to ALS14'.H34">
            <calcext:condition calcext:apply-style-name="Untitled1" calcext:value="formula-is(ABS([.E32] - [.$D32]) &gt; 0.2)" calcext:base-cell-address="'ALS16 aligned to ALS14'.E32"/>
          </calcext:conditional-format>
          <calcext:conditional-format calcext:target-range-address="'DIM aligned to ALS14'.E40:'DIM aligned to ALS14'.H42">
            <calcext:condition calcext:apply-style-name="Untitled1" calcext:value="formula-is(ABS([.E40] - [.$D40]) &gt; 0.2)" calcext:base-cell-address="'ALS16 aligned to ALS14'.E40"/>
          </calcext:conditional-format>
          <calcext:conditional-format calcext:target-range-address="'DIM aligned to ALS14'.E48:'DIM aligned to ALS14'.H50">
            <calcext:condition calcext:apply-style-name="Untitled1" calcext:value="formula-is(ABS([.E48] - [.$D48]) &gt; 0.2)" calcext:base-cell-address="'ALS16 aligned to ALS14'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2:00:23.64714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6-18T14:48:02.975671972</dc:date>
    <meta:editing-duration>PT3H31M44S</meta:editing-duration>
    <meta:editing-cycles>19</meta:editing-cycles>
    <meta:generator>LibreOffice/5.1.6.2$Linux_X86_64 LibreOffice_project/10m0$Build-2</meta:generator>
    <meta:document-statistic meta:table-count="4" meta:cell-count="469" meta:object-count="0"/>
  </office:meta>
</office:document-meta>
</file>